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6.94pt"/>
    </style:style>
    <style:style style:name="co13" style:family="table-column">
      <style:table-column-properties fo:break-before="auto" style:column-width="90.91pt"/>
    </style:style>
    <style:style style:name="co14" style:family="table-column">
      <style:table-column-properties fo:break-before="auto" style:column-width="87.19pt"/>
    </style:style>
    <style:style style:name="co15" style:family="table-column">
      <style:table-column-properties fo:break-before="auto" style:column-width="174.1pt"/>
    </style:style>
    <style:style style:name="co16" style:family="table-column">
      <style:table-column-properties fo:break-before="auto" style:column-width="117.5pt"/>
    </style:style>
    <style:style style:name="co17" style:family="table-column">
      <style:table-column-properties fo:break-before="auto" style:column-width="94.34pt"/>
    </style:style>
    <style:style style:name="co18" style:family="table-column">
      <style:table-column-properties fo:break-before="auto" style:column-width="179.26pt"/>
    </style:style>
    <style:style style:name="co19" style:family="table-column">
      <style:table-column-properties fo:break-before="auto" style:column-width="157.8pt"/>
    </style:style>
    <style:style style:name="co20" style:family="table-column">
      <style:table-column-properties fo:break-before="auto" style:column-width="54.85pt"/>
    </style:style>
    <style:style style:name="co21" style:family="table-column">
      <style:table-column-properties fo:break-before="auto" style:column-width="152.65pt"/>
    </style:style>
    <style:style style:name="co22" style:family="table-column">
      <style:table-column-properties fo:break-before="auto" style:column-width="81.04pt"/>
    </style:style>
    <style:style style:name="co23" style:family="table-column">
      <style:table-column-properties fo:break-before="auto" style:column-width="134.65pt"/>
    </style:style>
    <style:style style:name="co24" style:family="table-column">
      <style:table-column-properties fo:break-before="auto" style:column-width="114.04pt"/>
    </style:style>
    <style:style style:name="co25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0"/>
    <style:style style:name="ce12" style:family="table-cell" style:parent-style-name="Default" style:data-style-name="N43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333"/>
      <style:text-properties fo:color="#000000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 style:data-style-name="N61">
      <style:table-cell-properties fo:background-color="#ffff99"/>
    </style:style>
    <style:style style:name="ce21" style:family="table-cell" style:parent-style-name="Default">
      <style:table-cell-properties fo:background-color="#ffff99"/>
      <style:text-properties fo:color="#000000"/>
    </style:style>
    <style:style style:name="ce22" style:family="table-cell" style:parent-style-name="Default">
      <style:table-cell-properties fo:background-color="#ff9999"/>
    </style:style>
    <style:style style:name="ce23" style:family="table-cell" style:parent-style-name="Default" style:data-style-name="N43">
      <style:table-cell-properties fo:background-color="#ff9999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950e"/>
    </style:style>
    <style:style style:name="ce28" style:family="table-cell" style:parent-style-name="Default">
      <style:table-cell-properties fo:background-color="#ff99cc"/>
      <style:text-properties fo:color="#ffffff"/>
    </style:style>
    <style:style style:name="ce2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Sheet1" table:style-name="ta1" table:print-ranges="Sheet1.A269:Sheet1.A2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ce11"/>
        <table:table-column table:style-name="co16" table:default-cell-style-name="Default"/>
        <table:table-column table:style-name="co17" table:default-cell-style-name="ce2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office:value-type="string" calcext:value-type="string">
            <text:p>06.05.2019.</text:p>
          </table:table-cell>
          <table:table-cell office:value-type="string" calcext:value-type="string">
            <text:p>Ci20 + valgrind</text:p>
          </table:table-cell>
          <table:table-cell table:style-name="Default" office:value-type="string" calcext:value-type="string">
            <text:p>07.05.2019.</text:p>
          </table:table-cell>
          <table:table-cell office:value-type="string" calcext:value-type="string">
            <text:p>Ci20 + valgrind</text:p>
          </table:table-cell>
          <table:table-cell table:style-name="Default"/>
          <table:table-cell table:number-columns-repeated="3"/>
          <table:table-cell table:style-name="ce12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formula="of:=IF(EXACT([Sheet1.N2];[Sheet1.P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table:formula="of:=IF(EXACT([Sheet1.N3];[Sheet1.P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table:formula="of:=IF(EXACT([Sheet1.N4];[Sheet1.P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table:formula="of:=IF(EXACT([Sheet1.N5];[Sheet1.P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table:formula="of:=IF(EXACT([Sheet1.N6];[Sheet1.P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table:formula="of:=IF(EXACT([Sheet1.N7];[Sheet1.P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table:formula="of:=IF(EXACT([Sheet1.N8];[Sheet1.P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table:formula="of:=IF(EXACT([Sheet1.N9];[Sheet1.P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table:formula="of:=IF(EXACT([Sheet1.N10];[Sheet1.P1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table:formula="of:=IF(EXACT([Sheet1.N11];[Sheet1.P1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table:formula="of:=IF(EXACT([Sheet1.N12];[Sheet1.P1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table:formula="of:=IF(EXACT([Sheet1.N13];[Sheet1.P1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table:formula="of:=IF(EXACT([Sheet1.N14];[Sheet1.P1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table:formula="of:=IF(EXACT([Sheet1.N15];[Sheet1.P1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table:formula="of:=IF(EXACT([Sheet1.N16];[Sheet1.P1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table:formula="of:=IF(EXACT([Sheet1.N17];[Sheet1.P1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table:formula="of:=IF(EXACT([Sheet1.N18];[Sheet1.P1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table:formula="of:=IF(EXACT([Sheet1.N19];[Sheet1.P1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table:formula="of:=IF(EXACT([Sheet1.N20];[Sheet1.P2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table:formula="of:=IF(EXACT([Sheet1.N21];[Sheet1.P2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table:formula="of:=IF(EXACT([Sheet1.N22];[Sheet1.P2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table:formula="of:=IF(EXACT([Sheet1.N23];[Sheet1.P2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table:formula="of:=IF(EXACT([Sheet1.N24];[Sheet1.P2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table:formula="of:=IF(EXACT([Sheet1.N25];[Sheet1.P2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table:formula="of:=IF(EXACT([Sheet1.N26];[Sheet1.P2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table:formula="of:=IF(EXACT([Sheet1.N27];[Sheet1.P2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table:formula="of:=IF(EXACT([Sheet1.N28];[Sheet1.P2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table:formula="of:=IF(EXACT([Sheet1.N29];[Sheet1.P2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table:formula="of:=IF(EXACT([Sheet1.N30];[Sheet1.P3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table:formula="of:=IF(EXACT([Sheet1.N31];[Sheet1.P3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table:formula="of:=IF(EXACT([Sheet1.N32];[Sheet1.P3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table:formula="of:=IF(EXACT([Sheet1.N33];[Sheet1.P3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table:formula="of:=IF(EXACT([Sheet1.N34];[Sheet1.P3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table:formula="of:=IF(EXACT([Sheet1.N35];[Sheet1.P3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table:formula="of:=IF(EXACT([Sheet1.N36];[Sheet1.P3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table:formula="of:=IF(EXACT([Sheet1.N37];[Sheet1.P3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table:formula="of:=IF(EXACT([Sheet1.N38];[Sheet1.P3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table:formula="of:=IF(EXACT([Sheet1.N39];[Sheet1.P3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table:formula="of:=IF(EXACT([Sheet1.N40];[Sheet1.P4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table:formula="of:=IF(EXACT([Sheet1.N41];[Sheet1.P4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table:formula="of:=IF(EXACT([Sheet1.N42];[Sheet1.P4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table:formula="of:=IF(EXACT([Sheet1.N43];[Sheet1.P4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table:formula="of:=IF(EXACT([Sheet1.N44];[Sheet1.P4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table:formula="of:=IF(EXACT([Sheet1.N45];[Sheet1.P4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table:formula="of:=IF(EXACT([Sheet1.N46];[Sheet1.P4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table:formula="of:=IF(EXACT([Sheet1.N47];[Sheet1.P4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table:formula="of:=IF(EXACT([Sheet1.N48];[Sheet1.P4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table:formula="of:=IF(EXACT([Sheet1.N49];[Sheet1.P4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table:formula="of:=IF(EXACT([Sheet1.N50];[Sheet1.P5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table:formula="of:=IF(EXACT([Sheet1.N51];[Sheet1.P5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table:formula="of:=IF(EXACT([Sheet1.N52];[Sheet1.P5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table:formula="of:=IF(EXACT([Sheet1.N53];[Sheet1.P5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table:formula="of:=IF(EXACT([Sheet1.N54];[Sheet1.P5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table:formula="of:=IF(EXACT([Sheet1.N55];[Sheet1.P5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table:formula="of:=IF(EXACT([Sheet1.N56];[Sheet1.P5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table:formula="of:=IF(EXACT([Sheet1.N57];[Sheet1.P5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table:formula="of:=IF(EXACT([Sheet1.N58];[Sheet1.P5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table:formula="of:=IF(EXACT([Sheet1.N59];[Sheet1.P5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table:formula="of:=IF(EXACT([Sheet1.N60];[Sheet1.P6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table:formula="of:=IF(EXACT([Sheet1.N61];[Sheet1.P6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table:formula="of:=IF(EXACT([Sheet1.N62];[Sheet1.P6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table:formula="of:=IF(EXACT([Sheet1.N63];[Sheet1.P6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table:formula="of:=IF(EXACT([Sheet1.N64];[Sheet1.P6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table:formula="of:=IF(EXACT([Sheet1.N65];[Sheet1.P6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table:formula="of:=IF(EXACT([Sheet1.N66];[Sheet1.P6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table:formula="of:=IF(EXACT([Sheet1.N67];[Sheet1.P6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table:formula="of:=IF(EXACT([Sheet1.N68];[Sheet1.P6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formula="of:=IF(EXACT([Sheet1.N69];[Sheet1.P6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table:formula="of:=IF(EXACT([Sheet1.N70];[Sheet1.P7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table:formula="of:=IF(EXACT([Sheet1.N71];[Sheet1.P7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formula="of:=IF(EXACT([Sheet1.N72];[Sheet1.P7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table:formula="of:=IF(EXACT([Sheet1.N73];[Sheet1.P7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table:formula="of:=IF(EXACT([Sheet1.N74];[Sheet1.P7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table:formula="of:=IF(EXACT([Sheet1.N75];[Sheet1.P7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table:formula="of:=IF(EXACT([Sheet1.N76];[Sheet1.P7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table:formula="of:=IF(EXACT([Sheet1.N77];[Sheet1.P7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table:formula="of:=IF(EXACT([Sheet1.N78];[Sheet1.P7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table:formula="of:=IF(EXACT([Sheet1.N79];[Sheet1.P7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formula="of:=IF(EXACT([Sheet1.N80];[Sheet1.P8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table:formula="of:=IF(EXACT([Sheet1.N81];[Sheet1.P8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table:formula="of:=IF(EXACT([Sheet1.N82];[Sheet1.P8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table:formula="of:=IF(EXACT([Sheet1.N83];[Sheet1.P8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table:formula="of:=IF(EXACT([Sheet1.N84];[Sheet1.P8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table:formula="of:=IF(EXACT([Sheet1.N85];[Sheet1.P8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table:formula="of:=IF(EXACT([Sheet1.N86];[Sheet1.P8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table:formula="of:=IF(EXACT([Sheet1.N87];[Sheet1.P8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office:value-type="string" calcext:value-type="string">
            <text:p>delete_modul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elete_module01</text:p>
          </table:table-cell>
          <table:table-cell office:value-type="string" calcext:value-type="string">
            <text:p>CONF</text:p>
          </table:table-cell>
          <table:table-cell table:formula="of:=IF(EXACT([Sheet1.N88];[Sheet1.P88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table:formula="of:=IF(EXACT([Sheet1.N89];[Sheet1.P8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office:value-type="string" calcext:value-type="string">
            <text:p>delete_module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elete_module03</text:p>
          </table:table-cell>
          <table:table-cell office:value-type="string" calcext:value-type="string">
            <text:p>CONF</text:p>
          </table:table-cell>
          <table:table-cell table:formula="of:=IF(EXACT([Sheet1.N90];[Sheet1.P90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table:formula="of:=IF(EXACT([Sheet1.N91];[Sheet1.P9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table:formula="of:=IF(EXACT([Sheet1.N92];[Sheet1.P9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table:formula="of:=IF(EXACT([Sheet1.N93];[Sheet1.P9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table:formula="of:=IF(EXACT([Sheet1.N94];[Sheet1.P9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table:formula="of:=IF(EXACT([Sheet1.N95];[Sheet1.P9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table:formula="of:=IF(EXACT([Sheet1.N96];[Sheet1.P9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table:formula="of:=IF(EXACT([Sheet1.N97];[Sheet1.P9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table:formula="of:=IF(EXACT([Sheet1.N98];[Sheet1.P9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table:formula="of:=IF(EXACT([Sheet1.N99];[Sheet1.P9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table:formula="of:=IF(EXACT([Sheet1.N100];[Sheet1.P10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table:formula="of:=IF(EXACT([Sheet1.N101];[Sheet1.P10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table:formula="of:=IF(EXACT([Sheet1.N102];[Sheet1.P10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table:formula="of:=IF(EXACT([Sheet1.N103];[Sheet1.P10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table:formula="of:=IF(EXACT([Sheet1.N104];[Sheet1.P10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table:formula="of:=IF(EXACT([Sheet1.N105];[Sheet1.P10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table:formula="of:=IF(EXACT([Sheet1.N106];[Sheet1.P10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table:formula="of:=IF(EXACT([Sheet1.N107];[Sheet1.P10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table:formula="of:=IF(EXACT([Sheet1.N108];[Sheet1.P10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table:formula="of:=IF(EXACT([Sheet1.N109];[Sheet1.P10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table:formula="of:=IF(EXACT([Sheet1.N110];[Sheet1.P11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table:formula="of:=IF(EXACT([Sheet1.N111];[Sheet1.P11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table:formula="of:=IF(EXACT([Sheet1.N112];[Sheet1.P11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table:formula="of:=IF(EXACT([Sheet1.N113];[Sheet1.P11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table:formula="of:=IF(EXACT([Sheet1.N114];[Sheet1.P11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table:formula="of:=IF(EXACT([Sheet1.N115];[Sheet1.P11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table:formula="of:=IF(EXACT([Sheet1.N116];[Sheet1.P11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table:formula="of:=IF(EXACT([Sheet1.N117];[Sheet1.P11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table:formula="of:=IF(EXACT([Sheet1.N118];[Sheet1.P11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table:formula="of:=IF(EXACT([Sheet1.N119];[Sheet1.P11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table:formula="of:=IF(EXACT([Sheet1.N120];[Sheet1.P12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table:formula="of:=IF(EXACT([Sheet1.N121];[Sheet1.P12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table:formula="of:=IF(EXACT([Sheet1.N122];[Sheet1.P12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table:formula="of:=IF(EXACT([Sheet1.N123];[Sheet1.P12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table:formula="of:=IF(EXACT([Sheet1.N124];[Sheet1.P12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table:formula="of:=IF(EXACT([Sheet1.N125];[Sheet1.P12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table:formula="of:=IF(EXACT([Sheet1.N126];[Sheet1.P12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table:formula="of:=IF(EXACT([Sheet1.N127];[Sheet1.P12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table:formula="of:=IF(EXACT([Sheet1.N128];[Sheet1.P12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table:formula="of:=IF(EXACT([Sheet1.N129];[Sheet1.P12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table:formula="of:=IF(EXACT([Sheet1.N130];[Sheet1.P13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table:formula="of:=IF(EXACT([Sheet1.N131];[Sheet1.P13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table:formula="of:=IF(EXACT([Sheet1.N132];[Sheet1.P13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table:formula="of:=IF(EXACT([Sheet1.N133];[Sheet1.P13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table:formula="of:=IF(EXACT([Sheet1.N134];[Sheet1.P13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table:formula="of:=IF(EXACT([Sheet1.N135];[Sheet1.P13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table:formula="of:=IF(EXACT([Sheet1.N136];[Sheet1.P13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table:formula="of:=IF(EXACT([Sheet1.N137];[Sheet1.P13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table:formula="of:=IF(EXACT([Sheet1.N138];[Sheet1.P13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table:formula="of:=IF(EXACT([Sheet1.N139];[Sheet1.P1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table:formula="of:=IF(EXACT([Sheet1.N140];[Sheet1.P1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table:formula="of:=IF(EXACT([Sheet1.N141];[Sheet1.P1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table:formula="of:=IF(EXACT([Sheet1.N142];[Sheet1.P1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table:formula="of:=IF(EXACT([Sheet1.N143];[Sheet1.P1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table:formula="of:=IF(EXACT([Sheet1.N144];[Sheet1.P1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table:formula="of:=IF(EXACT([Sheet1.N145];[Sheet1.P1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table:formula="of:=IF(EXACT([Sheet1.N146];[Sheet1.P1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table:formula="of:=IF(EXACT([Sheet1.N147];[Sheet1.P1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table:formula="of:=IF(EXACT([Sheet1.N148];[Sheet1.P1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table:formula="of:=IF(EXACT([Sheet1.N149];[Sheet1.P1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table:formula="of:=IF(EXACT([Sheet1.N150];[Sheet1.P1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table:formula="of:=IF(EXACT([Sheet1.N151];[Sheet1.P1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table:formula="of:=IF(EXACT([Sheet1.N152];[Sheet1.P1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table:formula="of:=IF(EXACT([Sheet1.N153];[Sheet1.P1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table:formula="of:=IF(EXACT([Sheet1.N154];[Sheet1.P1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table:formula="of:=IF(EXACT([Sheet1.N155];[Sheet1.P1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table:formula="of:=IF(EXACT([Sheet1.N156];[Sheet1.P1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table:formula="of:=IF(EXACT([Sheet1.N157];[Sheet1.P1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table:formula="of:=IF(EXACT([Sheet1.N158];[Sheet1.P1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table:formula="of:=IF(EXACT([Sheet1.N159];[Sheet1.P1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table:formula="of:=IF(EXACT([Sheet1.N160];[Sheet1.P1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table:formula="of:=IF(EXACT([Sheet1.N161];[Sheet1.P1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table:formula="of:=IF(EXACT([Sheet1.N162];[Sheet1.P1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table:formula="of:=IF(EXACT([Sheet1.N163];[Sheet1.P1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table:formula="of:=IF(EXACT([Sheet1.N164];[Sheet1.P1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table:formula="of:=IF(EXACT([Sheet1.N165];[Sheet1.P1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table:formula="of:=IF(EXACT([Sheet1.N166];[Sheet1.P1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table:formula="of:=IF(EXACT([Sheet1.N167];[Sheet1.P1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table:formula="of:=IF(EXACT([Sheet1.N168];[Sheet1.P1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table:formula="of:=IF(EXACT([Sheet1.N169];[Sheet1.P1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table:formula="of:=IF(EXACT([Sheet1.N170];[Sheet1.P1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table:formula="of:=IF(EXACT([Sheet1.N171];[Sheet1.P1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table:formula="of:=IF(EXACT([Sheet1.N172];[Sheet1.P1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table:formula="of:=IF(EXACT([Sheet1.N173];[Sheet1.P1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table:formula="of:=IF(EXACT([Sheet1.N174];[Sheet1.P1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table:formula="of:=IF(EXACT([Sheet1.N175];[Sheet1.P1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table:formula="of:=IF(EXACT([Sheet1.N176];[Sheet1.P1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table:formula="of:=IF(EXACT([Sheet1.N177];[Sheet1.P1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table:formula="of:=IF(EXACT([Sheet1.N178];[Sheet1.P1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table:formula="of:=IF(EXACT([Sheet1.N179];[Sheet1.P1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table:formula="of:=IF(EXACT([Sheet1.N180];[Sheet1.P1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table:formula="of:=IF(EXACT([Sheet1.N181];[Sheet1.P1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table:formula="of:=IF(EXACT([Sheet1.N182];[Sheet1.P1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table:formula="of:=IF(EXACT([Sheet1.N183];[Sheet1.P1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table:formula="of:=IF(EXACT([Sheet1.N184];[Sheet1.P1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table:formula="of:=IF(EXACT([Sheet1.N185];[Sheet1.P1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table:formula="of:=IF(EXACT([Sheet1.N186];[Sheet1.P1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table:formula="of:=IF(EXACT([Sheet1.N187];[Sheet1.P1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table:formula="of:=IF(EXACT([Sheet1.N188];[Sheet1.P1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table:formula="of:=IF(EXACT([Sheet1.N189];[Sheet1.P1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table:formula="of:=IF(EXACT([Sheet1.N190];[Sheet1.P1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table:formula="of:=IF(EXACT([Sheet1.N191];[Sheet1.P1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table:formula="of:=IF(EXACT([Sheet1.N192];[Sheet1.P1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table:formula="of:=IF(EXACT([Sheet1.N193];[Sheet1.P1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table:formula="of:=IF(EXACT([Sheet1.N194];[Sheet1.P1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formula="of:=IF(EXACT([Sheet1.N195];[Sheet1.P1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formula="of:=IF(EXACT([Sheet1.N196];[Sheet1.P1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table:formula="of:=IF(EXACT([Sheet1.N197];[Sheet1.P1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table:formula="of:=IF(EXACT([Sheet1.N198];[Sheet1.P1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table:formula="of:=IF(EXACT([Sheet1.N199];[Sheet1.P1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table:formula="of:=IF(EXACT([Sheet1.N200];[Sheet1.P2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table:formula="of:=IF(EXACT([Sheet1.N201];[Sheet1.P2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table:formula="of:=IF(EXACT([Sheet1.N202];[Sheet1.P2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table:formula="of:=IF(EXACT([Sheet1.N203];[Sheet1.P2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table:formula="of:=IF(EXACT([Sheet1.N204];[Sheet1.P2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formula="of:=IF(EXACT([Sheet1.N205];[Sheet1.P2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formula="of:=IF(EXACT([Sheet1.N206];[Sheet1.P2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table:formula="of:=IF(EXACT([Sheet1.N207];[Sheet1.P2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table:formula="of:=IF(EXACT([Sheet1.N208];[Sheet1.P2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table:formula="of:=IF(EXACT([Sheet1.N209];[Sheet1.P2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table:formula="of:=IF(EXACT([Sheet1.N210];[Sheet1.P2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table:formula="of:=IF(EXACT([Sheet1.N211];[Sheet1.P2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table:formula="of:=IF(EXACT([Sheet1.N212];[Sheet1.P2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table:formula="of:=IF(EXACT([Sheet1.N213];[Sheet1.P2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table:formula="of:=IF(EXACT([Sheet1.N214];[Sheet1.P2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table:formula="of:=IF(EXACT([Sheet1.N215];[Sheet1.P2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table:formula="of:=IF(EXACT([Sheet1.N216];[Sheet1.P2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table:formula="of:=IF(EXACT([Sheet1.N217];[Sheet1.P2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table:formula="of:=IF(EXACT([Sheet1.N218];[Sheet1.P2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table:formula="of:=IF(EXACT([Sheet1.N219];[Sheet1.P2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table:formula="of:=IF(EXACT([Sheet1.N220];[Sheet1.P2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table:formula="of:=IF(EXACT([Sheet1.N221];[Sheet1.P2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table:formula="of:=IF(EXACT([Sheet1.N222];[Sheet1.P2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table:formula="of:=IF(EXACT([Sheet1.N223];[Sheet1.P2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table:formula="of:=IF(EXACT([Sheet1.N224];[Sheet1.P2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table:formula="of:=IF(EXACT([Sheet1.N225];[Sheet1.P2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table:formula="of:=IF(EXACT([Sheet1.N226];[Sheet1.P2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table:formula="of:=IF(EXACT([Sheet1.N227];[Sheet1.P2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table:formula="of:=IF(EXACT([Sheet1.N228];[Sheet1.P2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table:formula="of:=IF(EXACT([Sheet1.N229];[Sheet1.P2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table:formula="of:=IF(EXACT([Sheet1.N230];[Sheet1.P2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table:formula="of:=IF(EXACT([Sheet1.N231];[Sheet1.P2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table:formula="of:=IF(EXACT([Sheet1.N232];[Sheet1.P2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table:formula="of:=IF(EXACT([Sheet1.N233];[Sheet1.P2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table:formula="of:=IF(EXACT([Sheet1.N234];[Sheet1.P2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table:formula="of:=IF(EXACT([Sheet1.N235];[Sheet1.P2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table:formula="of:=IF(EXACT([Sheet1.N236];[Sheet1.P2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table:formula="of:=IF(EXACT([Sheet1.N237];[Sheet1.P2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table:formula="of:=IF(EXACT([Sheet1.N238];[Sheet1.P2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table:formula="of:=IF(EXACT([Sheet1.N239];[Sheet1.P2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table:formula="of:=IF(EXACT([Sheet1.N240];[Sheet1.P2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table:formula="of:=IF(EXACT([Sheet1.N241];[Sheet1.P2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table:formula="of:=IF(EXACT([Sheet1.N242];[Sheet1.P2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table:formula="of:=IF(EXACT([Sheet1.N243];[Sheet1.P2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table:formula="of:=IF(EXACT([Sheet1.N244];[Sheet1.P2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table:formula="of:=IF(EXACT([Sheet1.N245];[Sheet1.P2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table:formula="of:=IF(EXACT([Sheet1.N246];[Sheet1.P2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table:formula="of:=IF(EXACT([Sheet1.N247];[Sheet1.P2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table:formula="of:=IF(EXACT([Sheet1.N248];[Sheet1.P2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table:formula="of:=IF(EXACT([Sheet1.N249];[Sheet1.P2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table:formula="of:=IF(EXACT([Sheet1.N250];[Sheet1.P2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table:formula="of:=IF(EXACT([Sheet1.N251];[Sheet1.P2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table:formula="of:=IF(EXACT([Sheet1.N252];[Sheet1.P2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table:formula="of:=IF(EXACT([Sheet1.N253];[Sheet1.P2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table:formula="of:=IF(EXACT([Sheet1.N254];[Sheet1.P2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table:formula="of:=IF(EXACT([Sheet1.N255];[Sheet1.P2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table:formula="of:=IF(EXACT([Sheet1.N256];[Sheet1.P2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table:formula="of:=IF(EXACT([Sheet1.N257];[Sheet1.P2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table:formula="of:=IF(EXACT([Sheet1.N258];[Sheet1.P2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table:formula="of:=IF(EXACT([Sheet1.N259];[Sheet1.P2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table:formula="of:=IF(EXACT([Sheet1.N260];[Sheet1.P2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table:formula="of:=IF(EXACT([Sheet1.N261];[Sheet1.P2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table:formula="of:=IF(EXACT([Sheet1.N262];[Sheet1.P2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table:formula="of:=IF(EXACT([Sheet1.N263];[Sheet1.P2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table:formula="of:=IF(EXACT([Sheet1.N264];[Sheet1.P2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table:formula="of:=IF(EXACT([Sheet1.N265];[Sheet1.P2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table:formula="of:=IF(EXACT([Sheet1.N266];[Sheet1.P2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table:formula="of:=IF(EXACT([Sheet1.N267];[Sheet1.P2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table:formula="of:=IF(EXACT([Sheet1.N268];[Sheet1.P2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office:value-type="string" calcext:value-type="string">
            <text:p>fork13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ork13</text:p>
          </table:table-cell>
          <table:table-cell office:value-type="string" calcext:value-type="string">
            <text:p>/</text:p>
          </table:table-cell>
          <table:table-cell table:formula="of:=IF(EXACT([Sheet1.N269];[Sheet1.P2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table:formula="of:=IF(EXACT([Sheet1.N270];[Sheet1.P2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table:formula="of:=IF(EXACT([Sheet1.N271];[Sheet1.P2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table:formula="of:=IF(EXACT([Sheet1.N272];[Sheet1.P2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table:formula="of:=IF(EXACT([Sheet1.N273];[Sheet1.P2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table:formula="of:=IF(EXACT([Sheet1.N274];[Sheet1.P2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table:formula="of:=IF(EXACT([Sheet1.N275];[Sheet1.P2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table:formula="of:=IF(EXACT([Sheet1.N276];[Sheet1.P2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table:formula="of:=IF(EXACT([Sheet1.N277];[Sheet1.P2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table:formula="of:=IF(EXACT([Sheet1.N278];[Sheet1.P2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table:formula="of:=IF(EXACT([Sheet1.N279];[Sheet1.P2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table:formula="of:=IF(EXACT([Sheet1.N280];[Sheet1.P2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table:formula="of:=IF(EXACT([Sheet1.N281];[Sheet1.P2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table:formula="of:=IF(EXACT([Sheet1.N282];[Sheet1.P2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table:formula="of:=IF(EXACT([Sheet1.N283];[Sheet1.P2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table:formula="of:=IF(EXACT([Sheet1.N284];[Sheet1.P2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table:formula="of:=IF(EXACT([Sheet1.N285];[Sheet1.P2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table:formula="of:=IF(EXACT([Sheet1.N286];[Sheet1.P2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table:formula="of:=IF(EXACT([Sheet1.N287];[Sheet1.P2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table:formula="of:=IF(EXACT([Sheet1.N288];[Sheet1.P2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table:formula="of:=IF(EXACT([Sheet1.N289];[Sheet1.P2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table:formula="of:=IF(EXACT([Sheet1.N290];[Sheet1.P2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table:formula="of:=IF(EXACT([Sheet1.N291];[Sheet1.P2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table:formula="of:=IF(EXACT([Sheet1.N292];[Sheet1.P2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table:formula="of:=IF(EXACT([Sheet1.N293];[Sheet1.P2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table:formula="of:=IF(EXACT([Sheet1.N294];[Sheet1.P2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table:formula="of:=IF(EXACT([Sheet1.N295];[Sheet1.P2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table:formula="of:=IF(EXACT([Sheet1.N296];[Sheet1.P2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table:formula="of:=IF(EXACT([Sheet1.N297];[Sheet1.P2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table:formula="of:=IF(EXACT([Sheet1.N298];[Sheet1.P2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table:formula="of:=IF(EXACT([Sheet1.N299];[Sheet1.P2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table:formula="of:=IF(EXACT([Sheet1.N300];[Sheet1.P3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table:formula="of:=IF(EXACT([Sheet1.N301];[Sheet1.P3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table:formula="of:=IF(EXACT([Sheet1.N302];[Sheet1.P3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table:formula="of:=IF(EXACT([Sheet1.N303];[Sheet1.P3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table:formula="of:=IF(EXACT([Sheet1.N304];[Sheet1.P3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table:formula="of:=IF(EXACT([Sheet1.N305];[Sheet1.P3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table:formula="of:=IF(EXACT([Sheet1.N306];[Sheet1.P3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table:formula="of:=IF(EXACT([Sheet1.N307];[Sheet1.P3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table:formula="of:=IF(EXACT([Sheet1.N308];[Sheet1.P3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table:formula="of:=IF(EXACT([Sheet1.N309];[Sheet1.P3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table:formula="of:=IF(EXACT([Sheet1.N310];[Sheet1.P3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table:formula="of:=IF(EXACT([Sheet1.N311];[Sheet1.P3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table:formula="of:=IF(EXACT([Sheet1.N312];[Sheet1.P3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table:formula="of:=IF(EXACT([Sheet1.N313];[Sheet1.P3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table:formula="of:=IF(EXACT([Sheet1.N314];[Sheet1.P3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table:formula="of:=IF(EXACT([Sheet1.N315];[Sheet1.P3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table:formula="of:=IF(EXACT([Sheet1.N316];[Sheet1.P3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table:formula="of:=IF(EXACT([Sheet1.N317];[Sheet1.P3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table:formula="of:=IF(EXACT([Sheet1.N318];[Sheet1.P3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table:formula="of:=IF(EXACT([Sheet1.N319];[Sheet1.P3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table:formula="of:=IF(EXACT([Sheet1.N320];[Sheet1.P3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table:formula="of:=IF(EXACT([Sheet1.N321];[Sheet1.P3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table:formula="of:=IF(EXACT([Sheet1.N322];[Sheet1.P3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table:formula="of:=IF(EXACT([Sheet1.N323];[Sheet1.P3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table:formula="of:=IF(EXACT([Sheet1.N324];[Sheet1.P3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table:formula="of:=IF(EXACT([Sheet1.N325];[Sheet1.P3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table:formula="of:=IF(EXACT([Sheet1.N326];[Sheet1.P3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table:formula="of:=IF(EXACT([Sheet1.N327];[Sheet1.P3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table:formula="of:=IF(EXACT([Sheet1.N328];[Sheet1.P3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table:formula="of:=IF(EXACT([Sheet1.N329];[Sheet1.P3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table:formula="of:=IF(EXACT([Sheet1.N330];[Sheet1.P3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table:formula="of:=IF(EXACT([Sheet1.N331];[Sheet1.P3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table:formula="of:=IF(EXACT([Sheet1.N332];[Sheet1.P3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table:formula="of:=IF(EXACT([Sheet1.N333];[Sheet1.P3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table:formula="of:=IF(EXACT([Sheet1.N334];[Sheet1.P3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table:formula="of:=IF(EXACT([Sheet1.N335];[Sheet1.P3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table:formula="of:=IF(EXACT([Sheet1.N336];[Sheet1.P3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table:formula="of:=IF(EXACT([Sheet1.N337];[Sheet1.P3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table:formula="of:=IF(EXACT([Sheet1.N338];[Sheet1.P3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table:formula="of:=IF(EXACT([Sheet1.N339];[Sheet1.P3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table:formula="of:=IF(EXACT([Sheet1.N340];[Sheet1.P3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table:formula="of:=IF(EXACT([Sheet1.N341];[Sheet1.P3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table:formula="of:=IF(EXACT([Sheet1.N342];[Sheet1.P3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table:formula="of:=IF(EXACT([Sheet1.N343];[Sheet1.P3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table:formula="of:=IF(EXACT([Sheet1.N344];[Sheet1.P3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table:formula="of:=IF(EXACT([Sheet1.N345];[Sheet1.P3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table:formula="of:=IF(EXACT([Sheet1.N346];[Sheet1.P3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table:formula="of:=IF(EXACT([Sheet1.N347];[Sheet1.P3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table:formula="of:=IF(EXACT([Sheet1.N348];[Sheet1.P3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table:formula="of:=IF(EXACT([Sheet1.N349];[Sheet1.P3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table:formula="of:=IF(EXACT([Sheet1.N350];[Sheet1.P3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table:formula="of:=IF(EXACT([Sheet1.N351];[Sheet1.P3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table:formula="of:=IF(EXACT([Sheet1.N352];[Sheet1.P3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table:formula="of:=IF(EXACT([Sheet1.N353];[Sheet1.P3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table:formula="of:=IF(EXACT([Sheet1.N354];[Sheet1.P3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table:formula="of:=IF(EXACT([Sheet1.N355];[Sheet1.P3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table:formula="of:=IF(EXACT([Sheet1.N356];[Sheet1.P3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table:formula="of:=IF(EXACT([Sheet1.N357];[Sheet1.P3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table:formula="of:=IF(EXACT([Sheet1.N358];[Sheet1.P3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table:formula="of:=IF(EXACT([Sheet1.N359];[Sheet1.P3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table:formula="of:=IF(EXACT([Sheet1.N360];[Sheet1.P3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table:formula="of:=IF(EXACT([Sheet1.N361];[Sheet1.P3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table:formula="of:=IF(EXACT([Sheet1.N362];[Sheet1.P3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table:formula="of:=IF(EXACT([Sheet1.N363];[Sheet1.P3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table:formula="of:=IF(EXACT([Sheet1.N364];[Sheet1.P3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table:formula="of:=IF(EXACT([Sheet1.N365];[Sheet1.P3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table:formula="of:=IF(EXACT([Sheet1.N366];[Sheet1.P3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table:formula="of:=IF(EXACT([Sheet1.N367];[Sheet1.P3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table:formula="of:=IF(EXACT([Sheet1.N368];[Sheet1.P3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table:formula="of:=IF(EXACT([Sheet1.N369];[Sheet1.P3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table:formula="of:=IF(EXACT([Sheet1.N370];[Sheet1.P3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table:formula="of:=IF(EXACT([Sheet1.N371];[Sheet1.P3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table:formula="of:=IF(EXACT([Sheet1.N372];[Sheet1.P3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table:formula="of:=IF(EXACT([Sheet1.N373];[Sheet1.P3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table:formula="of:=IF(EXACT([Sheet1.N374];[Sheet1.P3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table:formula="of:=IF(EXACT([Sheet1.N375];[Sheet1.P3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table:formula="of:=IF(EXACT([Sheet1.N376];[Sheet1.P3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table:formula="of:=IF(EXACT([Sheet1.N377];[Sheet1.P3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table:formula="of:=IF(EXACT([Sheet1.N378];[Sheet1.P3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table:formula="of:=IF(EXACT([Sheet1.N379];[Sheet1.P3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table:formula="of:=IF(EXACT([Sheet1.N380];[Sheet1.P3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table:formula="of:=IF(EXACT([Sheet1.N381];[Sheet1.P3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table:formula="of:=IF(EXACT([Sheet1.N382];[Sheet1.P3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table:formula="of:=IF(EXACT([Sheet1.N383];[Sheet1.P3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table:formula="of:=IF(EXACT([Sheet1.N384];[Sheet1.P3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table:formula="of:=IF(EXACT([Sheet1.N385];[Sheet1.P3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table:formula="of:=IF(EXACT([Sheet1.N386];[Sheet1.P3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table:formula="of:=IF(EXACT([Sheet1.N387];[Sheet1.P3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table:formula="of:=IF(EXACT([Sheet1.N388];[Sheet1.P3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table:formula="of:=IF(EXACT([Sheet1.N389];[Sheet1.P3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table:formula="of:=IF(EXACT([Sheet1.N390];[Sheet1.P3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table:formula="of:=IF(EXACT([Sheet1.N391];[Sheet1.P3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office:value-type="string" calcext:value-type="string">
            <text:p>ioctl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octl07</text:p>
          </table:table-cell>
          <table:table-cell office:value-type="string" calcext:value-type="string">
            <text:p>PASS</text:p>
          </table:table-cell>
          <table:table-cell table:formula="of:=IF(EXACT([Sheet1.N392];[Sheet1.P392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table:formula="of:=IF(EXACT([Sheet1.N393];[Sheet1.P3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table:formula="of:=IF(EXACT([Sheet1.N394];[Sheet1.P3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table:formula="of:=IF(EXACT([Sheet1.N395];[Sheet1.P3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table:formula="of:=IF(EXACT([Sheet1.N396];[Sheet1.P3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table:formula="of:=IF(EXACT([Sheet1.N397];[Sheet1.P3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table:formula="of:=IF(EXACT([Sheet1.N398];[Sheet1.P3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table:formula="of:=IF(EXACT([Sheet1.N399];[Sheet1.P3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style-name="ce2" office:value-type="string" calcext:value-type="string">
            <text:p>inotify06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inotify06</text:p>
          </table:table-cell>
          <table:table-cell office:value-type="string" calcext:value-type="string">
            <text:p>/</text:p>
          </table:table-cell>
          <table:table-cell table:formula="of:=IF(EXACT([Sheet1.N400];[Sheet1.P4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table:formula="of:=IF(EXACT([Sheet1.N401];[Sheet1.P4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table:formula="of:=IF(EXACT([Sheet1.N402];[Sheet1.P4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table:formula="of:=IF(EXACT([Sheet1.N403];[Sheet1.P4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table:formula="of:=IF(EXACT([Sheet1.N404];[Sheet1.P4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table:formula="of:=IF(EXACT([Sheet1.N405];[Sheet1.P4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table:formula="of:=IF(EXACT([Sheet1.N406];[Sheet1.P4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table:formula="of:=IF(EXACT([Sheet1.N407];[Sheet1.P4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table:formula="of:=IF(EXACT([Sheet1.N408];[Sheet1.P4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table:formula="of:=IF(EXACT([Sheet1.N409];[Sheet1.P4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table:formula="of:=IF(EXACT([Sheet1.N410];[Sheet1.P4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table:formula="of:=IF(EXACT([Sheet1.N411];[Sheet1.P4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table:formula="of:=IF(EXACT([Sheet1.N412];[Sheet1.P4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table:formula="of:=IF(EXACT([Sheet1.N413];[Sheet1.P4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table:formula="of:=IF(EXACT([Sheet1.N414];[Sheet1.P4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table:formula="of:=IF(EXACT([Sheet1.N415];[Sheet1.P4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table:formula="of:=IF(EXACT([Sheet1.N416];[Sheet1.P4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table:formula="of:=IF(EXACT([Sheet1.N417];[Sheet1.P4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table:formula="of:=IF(EXACT([Sheet1.N418];[Sheet1.P4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table:formula="of:=IF(EXACT([Sheet1.N419];[Sheet1.P4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table:formula="of:=IF(EXACT([Sheet1.N420];[Sheet1.P4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table:formula="of:=IF(EXACT([Sheet1.N421];[Sheet1.P4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table:formula="of:=IF(EXACT([Sheet1.N422];[Sheet1.P4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table:formula="of:=IF(EXACT([Sheet1.N423];[Sheet1.P4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office:value-type="string" calcext:value-type="string">
            <text:p>keyctl01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1</text:p>
          </table:table-cell>
          <table:table-cell office:value-type="string" calcext:value-type="string">
            <text:p>/</text:p>
          </table:table-cell>
          <table:table-cell table:formula="of:=IF(EXACT([Sheet1.N424];[Sheet1.P4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office:value-type="string" calcext:value-type="string">
            <text:p>keyctl02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2</text:p>
          </table:table-cell>
          <table:table-cell office:value-type="string" calcext:value-type="string">
            <text:p>/</text:p>
          </table:table-cell>
          <table:table-cell table:formula="of:=IF(EXACT([Sheet1.N425];[Sheet1.P4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office:value-type="string" calcext:value-type="string">
            <text:p>keyctl03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3</text:p>
          </table:table-cell>
          <table:table-cell office:value-type="string" calcext:value-type="string">
            <text:p>/</text:p>
          </table:table-cell>
          <table:table-cell table:formula="of:=IF(EXACT([Sheet1.N426];[Sheet1.P4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office:value-type="string" calcext:value-type="string">
            <text:p>keyctl04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4</text:p>
          </table:table-cell>
          <table:table-cell office:value-type="string" calcext:value-type="string">
            <text:p>/</text:p>
          </table:table-cell>
          <table:table-cell table:formula="of:=IF(EXACT([Sheet1.N427];[Sheet1.P4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office:value-type="string" calcext:value-type="string">
            <text:p>keyctl05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5</text:p>
          </table:table-cell>
          <table:table-cell office:value-type="string" calcext:value-type="string">
            <text:p>/</text:p>
          </table:table-cell>
          <table:table-cell table:formula="of:=IF(EXACT([Sheet1.N428];[Sheet1.P4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office:value-type="string" calcext:value-type="string">
            <text:p>keyctl06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6</text:p>
          </table:table-cell>
          <table:table-cell office:value-type="string" calcext:value-type="string">
            <text:p>/</text:p>
          </table:table-cell>
          <table:table-cell table:formula="of:=IF(EXACT([Sheet1.N429];[Sheet1.P4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office:value-type="string" calcext:value-type="string">
            <text:p>keyctl07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7</text:p>
          </table:table-cell>
          <table:table-cell office:value-type="string" calcext:value-type="string">
            <text:p>/</text:p>
          </table:table-cell>
          <table:table-cell table:formula="of:=IF(EXACT([Sheet1.N430];[Sheet1.P4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office:value-type="string" calcext:value-type="string">
            <text:p>keyctl08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8</text:p>
          </table:table-cell>
          <table:table-cell office:value-type="string" calcext:value-type="string">
            <text:p>/</text:p>
          </table:table-cell>
          <table:table-cell table:formula="of:=IF(EXACT([Sheet1.N431];[Sheet1.P4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table:formula="of:=IF(EXACT([Sheet1.N432];[Sheet1.P4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table:formula="of:=IF(EXACT([Sheet1.N433];[Sheet1.P4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table:formula="of:=IF(EXACT([Sheet1.N434];[Sheet1.P4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table:formula="of:=IF(EXACT([Sheet1.N435];[Sheet1.P4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table:formula="of:=IF(EXACT([Sheet1.N436];[Sheet1.P4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table:formula="of:=IF(EXACT([Sheet1.N437];[Sheet1.P4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table:formula="of:=IF(EXACT([Sheet1.N438];[Sheet1.P4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table:formula="of:=IF(EXACT([Sheet1.N439];[Sheet1.P4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table:formula="of:=IF(EXACT([Sheet1.N440];[Sheet1.P4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table:formula="of:=IF(EXACT([Sheet1.N441];[Sheet1.P4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table:formula="of:=IF(EXACT([Sheet1.N442];[Sheet1.P4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table:formula="of:=IF(EXACT([Sheet1.N443];[Sheet1.P4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2" office:value-type="string" calcext:value-type="string">
            <text:p>/</text:p>
          </table:table-cell>
          <table:table-cell table:style-name="ce2" office:value-type="string" calcext:value-type="string">
            <text:p>kill10</text:p>
          </table:table-cell>
          <table:table-cell office:value-type="string" calcext:value-type="string">
            <text:p>/</text:p>
          </table:table-cell>
          <table:table-cell table:formula="of:=IF(EXACT([Sheet1.N444];[Sheet1.P4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2" office:value-type="string" calcext:value-type="string">
            <text:p>/</text:p>
          </table:table-cell>
          <table:table-cell table:style-name="Default" office:value-type="string" calcext:value-type="string">
            <text:p>kill11</text:p>
          </table:table-cell>
          <table:table-cell office:value-type="string" calcext:value-type="string">
            <text:p>/</text:p>
          </table:table-cell>
          <table:table-cell table:formula="of:=IF(EXACT([Sheet1.N445];[Sheet1.P4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table:formula="of:=IF(EXACT([Sheet1.N446];[Sheet1.P4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table:formula="of:=IF(EXACT([Sheet1.N447];[Sheet1.P4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table:formula="of:=IF(EXACT([Sheet1.N448];[Sheet1.P4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table:formula="of:=IF(EXACT([Sheet1.N449];[Sheet1.P4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table:formula="of:=IF(EXACT([Sheet1.N450];[Sheet1.P4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table:formula="of:=IF(EXACT([Sheet1.N451];[Sheet1.P4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table:formula="of:=IF(EXACT([Sheet1.N452];[Sheet1.P4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table:formula="of:=IF(EXACT([Sheet1.N453];[Sheet1.P4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table:formula="of:=IF(EXACT([Sheet1.N454];[Sheet1.P4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table:formula="of:=IF(EXACT([Sheet1.N455];[Sheet1.P4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table:formula="of:=IF(EXACT([Sheet1.N456];[Sheet1.P4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table:formula="of:=IF(EXACT([Sheet1.N457];[Sheet1.P4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table:formula="of:=IF(EXACT([Sheet1.N458];[Sheet1.P4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table:formula="of:=IF(EXACT([Sheet1.N459];[Sheet1.P4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table:formula="of:=IF(EXACT([Sheet1.N460];[Sheet1.P4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table:formula="of:=IF(EXACT([Sheet1.N461];[Sheet1.P4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table:formula="of:=IF(EXACT([Sheet1.N462];[Sheet1.P4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table:formula="of:=IF(EXACT([Sheet1.N463];[Sheet1.P4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table:formula="of:=IF(EXACT([Sheet1.N464];[Sheet1.P4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table:formula="of:=IF(EXACT([Sheet1.N465];[Sheet1.P4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table:formula="of:=IF(EXACT([Sheet1.N466];[Sheet1.P4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table:formula="of:=IF(EXACT([Sheet1.N467];[Sheet1.P4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table:formula="of:=IF(EXACT([Sheet1.N468];[Sheet1.P4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table:formula="of:=IF(EXACT([Sheet1.N469];[Sheet1.P4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table:formula="of:=IF(EXACT([Sheet1.N470];[Sheet1.P4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table:formula="of:=IF(EXACT([Sheet1.N471];[Sheet1.P4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table:formula="of:=IF(EXACT([Sheet1.N472];[Sheet1.P4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table:formula="of:=IF(EXACT([Sheet1.N473];[Sheet1.P4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table:formula="of:=IF(EXACT([Sheet1.N474];[Sheet1.P4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table:formula="of:=IF(EXACT([Sheet1.N475];[Sheet1.P4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table:formula="of:=IF(EXACT([Sheet1.N476];[Sheet1.P4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table:formula="of:=IF(EXACT([Sheet1.N477];[Sheet1.P4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table:formula="of:=IF(EXACT([Sheet1.N478];[Sheet1.P4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table:formula="of:=IF(EXACT([Sheet1.N479];[Sheet1.P4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table:formula="of:=IF(EXACT([Sheet1.N480];[Sheet1.P4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table:formula="of:=IF(EXACT([Sheet1.N481];[Sheet1.P4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table:formula="of:=IF(EXACT([Sheet1.N482];[Sheet1.P4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table:formula="of:=IF(EXACT([Sheet1.N483];[Sheet1.P4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table:formula="of:=IF(EXACT([Sheet1.N484];[Sheet1.P4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table:formula="of:=IF(EXACT([Sheet1.N485];[Sheet1.P4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table:formula="of:=IF(EXACT([Sheet1.N486];[Sheet1.P4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table:formula="of:=IF(EXACT([Sheet1.N487];[Sheet1.P4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table:formula="of:=IF(EXACT([Sheet1.N488];[Sheet1.P4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table:formula="of:=IF(EXACT([Sheet1.N489];[Sheet1.P4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table:formula="of:=IF(EXACT([Sheet1.N490];[Sheet1.P4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table:formula="of:=IF(EXACT([Sheet1.N491];[Sheet1.P4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table:formula="of:=IF(EXACT([Sheet1.N492];[Sheet1.P4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table:formula="of:=IF(EXACT([Sheet1.N493];[Sheet1.P4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table:formula="of:=IF(EXACT([Sheet1.N494];[Sheet1.P4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table:formula="of:=IF(EXACT([Sheet1.N495];[Sheet1.P4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table:formula="of:=IF(EXACT([Sheet1.N496];[Sheet1.P4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table:formula="of:=IF(EXACT([Sheet1.N497];[Sheet1.P4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table:formula="of:=IF(EXACT([Sheet1.N498];[Sheet1.P4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table:formula="of:=IF(EXACT([Sheet1.N499];[Sheet1.P4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table:formula="of:=IF(EXACT([Sheet1.N500];[Sheet1.P5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table:formula="of:=IF(EXACT([Sheet1.N501];[Sheet1.P5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table:formula="of:=IF(EXACT([Sheet1.N502];[Sheet1.P5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table:formula="of:=IF(EXACT([Sheet1.N503];[Sheet1.P5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table:formula="of:=IF(EXACT([Sheet1.N504];[Sheet1.P5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table:formula="of:=IF(EXACT([Sheet1.N505];[Sheet1.P5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table:formula="of:=IF(EXACT([Sheet1.N506];[Sheet1.P5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table:formula="of:=IF(EXACT([Sheet1.N507];[Sheet1.P5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table:formula="of:=IF(EXACT([Sheet1.N508];[Sheet1.P5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table:formula="of:=IF(EXACT([Sheet1.N509];[Sheet1.P5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table:formula="of:=IF(EXACT([Sheet1.N510];[Sheet1.P5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table:formula="of:=IF(EXACT([Sheet1.N511];[Sheet1.P5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table:formula="of:=IF(EXACT([Sheet1.N512];[Sheet1.P5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table:formula="of:=IF(EXACT([Sheet1.N513];[Sheet1.P5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table:formula="of:=IF(EXACT([Sheet1.N514];[Sheet1.P5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table:formula="of:=IF(EXACT([Sheet1.N515];[Sheet1.P5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table:formula="of:=IF(EXACT([Sheet1.N516];[Sheet1.P5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table:formula="of:=IF(EXACT([Sheet1.N517];[Sheet1.P5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table:formula="of:=IF(EXACT([Sheet1.N518];[Sheet1.P5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table:formula="of:=IF(EXACT([Sheet1.N519];[Sheet1.P5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table:formula="of:=IF(EXACT([Sheet1.N520];[Sheet1.P5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table:formula="of:=IF(EXACT([Sheet1.N521];[Sheet1.P5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table:formula="of:=IF(EXACT([Sheet1.N522];[Sheet1.P5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table:formula="of:=IF(EXACT([Sheet1.N523];[Sheet1.P5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table:formula="of:=IF(EXACT([Sheet1.N524];[Sheet1.P5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table:formula="of:=IF(EXACT([Sheet1.N525];[Sheet1.P5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table:formula="of:=IF(EXACT([Sheet1.N526];[Sheet1.P5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table:formula="of:=IF(EXACT([Sheet1.N527];[Sheet1.P5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table:formula="of:=IF(EXACT([Sheet1.N528];[Sheet1.P5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table:formula="of:=IF(EXACT([Sheet1.N529];[Sheet1.P5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table:formula="of:=IF(EXACT([Sheet1.N530];[Sheet1.P5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table:formula="of:=IF(EXACT([Sheet1.N531];[Sheet1.P5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table:formula="of:=IF(EXACT([Sheet1.N532];[Sheet1.P5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table:formula="of:=IF(EXACT([Sheet1.N533];[Sheet1.P5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table:formula="of:=IF(EXACT([Sheet1.N534];[Sheet1.P5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table:formula="of:=IF(EXACT([Sheet1.N535];[Sheet1.P5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table:formula="of:=IF(EXACT([Sheet1.N536];[Sheet1.P5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table:formula="of:=IF(EXACT([Sheet1.N537];[Sheet1.P5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table:formula="of:=IF(EXACT([Sheet1.N538];[Sheet1.P5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table:formula="of:=IF(EXACT([Sheet1.N539];[Sheet1.P5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table:formula="of:=IF(EXACT([Sheet1.N540];[Sheet1.P5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table:formula="of:=IF(EXACT([Sheet1.N541];[Sheet1.P5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table:formula="of:=IF(EXACT([Sheet1.N542];[Sheet1.P5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table:formula="of:=IF(EXACT([Sheet1.N543];[Sheet1.P5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table:formula="of:=IF(EXACT([Sheet1.N544];[Sheet1.P5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table:formula="of:=IF(EXACT([Sheet1.N545];[Sheet1.P5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table:formula="of:=IF(EXACT([Sheet1.N546];[Sheet1.P5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table:formula="of:=IF(EXACT([Sheet1.N547];[Sheet1.P5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table:formula="of:=IF(EXACT([Sheet1.N548];[Sheet1.P5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table:formula="of:=IF(EXACT([Sheet1.N549];[Sheet1.P5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table:formula="of:=IF(EXACT([Sheet1.N550];[Sheet1.P5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table:formula="of:=IF(EXACT([Sheet1.N551];[Sheet1.P5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table:formula="of:=IF(EXACT([Sheet1.N552];[Sheet1.P5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table:formula="of:=IF(EXACT([Sheet1.N553];[Sheet1.P5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table:formula="of:=IF(EXACT([Sheet1.N554];[Sheet1.P5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table:formula="of:=IF(EXACT([Sheet1.N555];[Sheet1.P5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table:formula="of:=IF(EXACT([Sheet1.N556];[Sheet1.P5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table:formula="of:=IF(EXACT([Sheet1.N557];[Sheet1.P5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table:formula="of:=IF(EXACT([Sheet1.N558];[Sheet1.P5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table:formula="of:=IF(EXACT([Sheet1.N559];[Sheet1.P5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table:formula="of:=IF(EXACT([Sheet1.N560];[Sheet1.P5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table:formula="of:=IF(EXACT([Sheet1.N561];[Sheet1.P5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table:formula="of:=IF(EXACT([Sheet1.N562];[Sheet1.P5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table:formula="of:=IF(EXACT([Sheet1.N563];[Sheet1.P5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formula="of:=IF(EXACT([Sheet1.N564];[Sheet1.P5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table:formula="of:=IF(EXACT([Sheet1.N565];[Sheet1.P5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table:formula="of:=IF(EXACT([Sheet1.N566];[Sheet1.P5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table:formula="of:=IF(EXACT([Sheet1.N567];[Sheet1.P5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table:formula="of:=IF(EXACT([Sheet1.N568];[Sheet1.P5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table:formula="of:=IF(EXACT([Sheet1.N569];[Sheet1.P5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table:formula="of:=IF(EXACT([Sheet1.N570];[Sheet1.P5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table:formula="of:=IF(EXACT([Sheet1.N571];[Sheet1.P5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table:formula="of:=IF(EXACT([Sheet1.N572];[Sheet1.P5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table:formula="of:=IF(EXACT([Sheet1.N573];[Sheet1.P5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table:formula="of:=IF(EXACT([Sheet1.N574];[Sheet1.P5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table:formula="of:=IF(EXACT([Sheet1.N575];[Sheet1.P5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table:formula="of:=IF(EXACT([Sheet1.N576];[Sheet1.P5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table:formula="of:=IF(EXACT([Sheet1.N577];[Sheet1.P5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table:formula="of:=IF(EXACT([Sheet1.N578];[Sheet1.P5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table:formula="of:=IF(EXACT([Sheet1.N579];[Sheet1.P5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table:formula="of:=IF(EXACT([Sheet1.N580];[Sheet1.P5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table:formula="of:=IF(EXACT([Sheet1.N581];[Sheet1.P5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table:formula="of:=IF(EXACT([Sheet1.N582];[Sheet1.P5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style-name="ce2" office:value-type="string" calcext:value-type="string">
            <text:p>msgstress04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msgstress04</text:p>
          </table:table-cell>
          <table:table-cell office:value-type="string" calcext:value-type="string">
            <text:p>/</text:p>
          </table:table-cell>
          <table:table-cell table:formula="of:=IF(EXACT([Sheet1.N583];[Sheet1.P5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table:formula="of:=IF(EXACT([Sheet1.N584];[Sheet1.P5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table:formula="of:=IF(EXACT([Sheet1.N585];[Sheet1.P5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table:formula="of:=IF(EXACT([Sheet1.N586];[Sheet1.P5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table:formula="of:=IF(EXACT([Sheet1.N587];[Sheet1.P5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table:formula="of:=IF(EXACT([Sheet1.N588];[Sheet1.P5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table:formula="of:=IF(EXACT([Sheet1.N589];[Sheet1.P5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table:formula="of:=IF(EXACT([Sheet1.N590];[Sheet1.P5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table:formula="of:=IF(EXACT([Sheet1.N591];[Sheet1.P5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table:formula="of:=IF(EXACT([Sheet1.N592];[Sheet1.P5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table:formula="of:=IF(EXACT([Sheet1.N593];[Sheet1.P5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table:formula="of:=IF(EXACT([Sheet1.N594];[Sheet1.P5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table:formula="of:=IF(EXACT([Sheet1.N595];[Sheet1.P5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table:formula="of:=IF(EXACT([Sheet1.N596];[Sheet1.P5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table:formula="of:=IF(EXACT([Sheet1.N597];[Sheet1.P5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table:formula="of:=IF(EXACT([Sheet1.N598];[Sheet1.P5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table:formula="of:=IF(EXACT([Sheet1.N599];[Sheet1.P5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table:formula="of:=IF(EXACT([Sheet1.N600];[Sheet1.P6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table:formula="of:=IF(EXACT([Sheet1.N601];[Sheet1.P6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table:formula="of:=IF(EXACT([Sheet1.N602];[Sheet1.P6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table:formula="of:=IF(EXACT([Sheet1.N603];[Sheet1.P6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table:formula="of:=IF(EXACT([Sheet1.N604];[Sheet1.P6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table:formula="of:=IF(EXACT([Sheet1.N605];[Sheet1.P6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table:formula="of:=IF(EXACT([Sheet1.N606];[Sheet1.P6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table:formula="of:=IF(EXACT([Sheet1.N607];[Sheet1.P6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table:formula="of:=IF(EXACT([Sheet1.N608];[Sheet1.P6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table:formula="of:=IF(EXACT([Sheet1.N609];[Sheet1.P6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table:formula="of:=IF(EXACT([Sheet1.N610];[Sheet1.P6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table:formula="of:=IF(EXACT([Sheet1.N611];[Sheet1.P6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table:formula="of:=IF(EXACT([Sheet1.N612];[Sheet1.P6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table:formula="of:=IF(EXACT([Sheet1.N613];[Sheet1.P6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table:formula="of:=IF(EXACT([Sheet1.N614];[Sheet1.P6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table:formula="of:=IF(EXACT([Sheet1.N615];[Sheet1.P6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table:formula="of:=IF(EXACT([Sheet1.N616];[Sheet1.P6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table:formula="of:=IF(EXACT([Sheet1.N617];[Sheet1.P6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table:formula="of:=IF(EXACT([Sheet1.N618];[Sheet1.P6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table:formula="of:=IF(EXACT([Sheet1.N619];[Sheet1.P6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table:formula="of:=IF(EXACT([Sheet1.N620];[Sheet1.P6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table:formula="of:=IF(EXACT([Sheet1.N621];[Sheet1.P6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table:formula="of:=IF(EXACT([Sheet1.N622];[Sheet1.P6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table:formula="of:=IF(EXACT([Sheet1.N623];[Sheet1.P6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table:formula="of:=IF(EXACT([Sheet1.N624];[Sheet1.P6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table:formula="of:=IF(EXACT([Sheet1.N625];[Sheet1.P6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table:formula="of:=IF(EXACT([Sheet1.N626];[Sheet1.P6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table:formula="of:=IF(EXACT([Sheet1.N627];[Sheet1.P6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table:formula="of:=IF(EXACT([Sheet1.N628];[Sheet1.P6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table:formula="of:=IF(EXACT([Sheet1.N629];[Sheet1.P6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table:formula="of:=IF(EXACT([Sheet1.N630];[Sheet1.P6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table:formula="of:=IF(EXACT([Sheet1.N631];[Sheet1.P6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table:formula="of:=IF(EXACT([Sheet1.N632];[Sheet1.P6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table:formula="of:=IF(EXACT([Sheet1.N633];[Sheet1.P6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table:formula="of:=IF(EXACT([Sheet1.N634];[Sheet1.P6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table:formula="of:=IF(EXACT([Sheet1.N635];[Sheet1.P6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table:formula="of:=IF(EXACT([Sheet1.N636];[Sheet1.P6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table:formula="of:=IF(EXACT([Sheet1.N637];[Sheet1.P6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table:formula="of:=IF(EXACT([Sheet1.N638];[Sheet1.P6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table:formula="of:=IF(EXACT([Sheet1.N639];[Sheet1.P6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table:formula="of:=IF(EXACT([Sheet1.N640];[Sheet1.P6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table:formula="of:=IF(EXACT([Sheet1.N641];[Sheet1.P6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table:formula="of:=IF(EXACT([Sheet1.N642];[Sheet1.P6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office:value-type="string" calcext:value-type="string">
            <text:p>madvis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6</text:p>
          </table:table-cell>
          <table:table-cell office:value-type="string" calcext:value-type="string">
            <text:p>CONF</text:p>
          </table:table-cell>
          <table:table-cell table:formula="of:=IF(EXACT([Sheet1.N643];[Sheet1.P643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table:formula="of:=IF(EXACT([Sheet1.N644];[Sheet1.P6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table:formula="of:=IF(EXACT([Sheet1.N645];[Sheet1.P6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table:formula="of:=IF(EXACT([Sheet1.N646];[Sheet1.P6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table:formula="of:=IF(EXACT([Sheet1.N647];[Sheet1.P6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table:formula="of:=IF(EXACT([Sheet1.N648];[Sheet1.P6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table:formula="of:=IF(EXACT([Sheet1.N649];[Sheet1.P6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table:formula="of:=IF(EXACT([Sheet1.N650];[Sheet1.P6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table:formula="of:=IF(EXACT([Sheet1.N651];[Sheet1.P6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table:formula="of:=IF(EXACT([Sheet1.N652];[Sheet1.P6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table:formula="of:=IF(EXACT([Sheet1.N653];[Sheet1.P6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table:formula="of:=IF(EXACT([Sheet1.N654];[Sheet1.P6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table:formula="of:=IF(EXACT([Sheet1.N655];[Sheet1.P6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table:formula="of:=IF(EXACT([Sheet1.N656];[Sheet1.P6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table:formula="of:=IF(EXACT([Sheet1.N657];[Sheet1.P6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table:formula="of:=IF(EXACT([Sheet1.N658];[Sheet1.P6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table:formula="of:=IF(EXACT([Sheet1.N659];[Sheet1.P6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table:formula="of:=IF(EXACT([Sheet1.N660];[Sheet1.P6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table:formula="of:=IF(EXACT([Sheet1.N661];[Sheet1.P6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table:formula="of:=IF(EXACT([Sheet1.N662];[Sheet1.P6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table:formula="of:=IF(EXACT([Sheet1.N663];[Sheet1.P6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table:formula="of:=IF(EXACT([Sheet1.N664];[Sheet1.P6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table:formula="of:=IF(EXACT([Sheet1.N665];[Sheet1.P6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table:formula="of:=IF(EXACT([Sheet1.N666];[Sheet1.P6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table:formula="of:=IF(EXACT([Sheet1.N667];[Sheet1.P6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table:formula="of:=IF(EXACT([Sheet1.N668];[Sheet1.P6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table:formula="of:=IF(EXACT([Sheet1.N669];[Sheet1.P6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formula="of:=IF(EXACT([Sheet1.N670];[Sheet1.P6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table:formula="of:=IF(EXACT([Sheet1.N671];[Sheet1.P6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table:formula="of:=IF(EXACT([Sheet1.N672];[Sheet1.P6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table:formula="of:=IF(EXACT([Sheet1.N673];[Sheet1.P6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table:formula="of:=IF(EXACT([Sheet1.N674];[Sheet1.P6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table:formula="of:=IF(EXACT([Sheet1.N675];[Sheet1.P6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table:formula="of:=IF(EXACT([Sheet1.N676];[Sheet1.P6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table:formula="of:=IF(EXACT([Sheet1.N677];[Sheet1.P6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table:formula="of:=IF(EXACT([Sheet1.N678];[Sheet1.P6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table:formula="of:=IF(EXACT([Sheet1.N679];[Sheet1.P6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table:formula="of:=IF(EXACT([Sheet1.N680];[Sheet1.P6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table:formula="of:=IF(EXACT([Sheet1.N681];[Sheet1.P6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table:formula="of:=IF(EXACT([Sheet1.N682];[Sheet1.P6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table:formula="of:=IF(EXACT([Sheet1.N683];[Sheet1.P6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table:formula="of:=IF(EXACT([Sheet1.N684];[Sheet1.P6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table:formula="of:=IF(EXACT([Sheet1.N685];[Sheet1.P6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table:formula="of:=IF(EXACT([Sheet1.N686];[Sheet1.P6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table:formula="of:=IF(EXACT([Sheet1.N687];[Sheet1.P6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table:formula="of:=IF(EXACT([Sheet1.N688];[Sheet1.P6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table:formula="of:=IF(EXACT([Sheet1.N689];[Sheet1.P6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table:formula="of:=IF(EXACT([Sheet1.N690];[Sheet1.P6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table:formula="of:=IF(EXACT([Sheet1.N691];[Sheet1.P6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table:formula="of:=IF(EXACT([Sheet1.N692];[Sheet1.P6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table:formula="of:=IF(EXACT([Sheet1.N693];[Sheet1.P6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table:formula="of:=IF(EXACT([Sheet1.N694];[Sheet1.P6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table:formula="of:=IF(EXACT([Sheet1.N695];[Sheet1.P6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table:formula="of:=IF(EXACT([Sheet1.N696];[Sheet1.P6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table:formula="of:=IF(EXACT([Sheet1.N697];[Sheet1.P6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table:formula="of:=IF(EXACT([Sheet1.N698];[Sheet1.P6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table:formula="of:=IF(EXACT([Sheet1.N699];[Sheet1.P6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table:formula="of:=IF(EXACT([Sheet1.N700];[Sheet1.P7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table:formula="of:=IF(EXACT([Sheet1.N701];[Sheet1.P7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table:formula="of:=IF(EXACT([Sheet1.N702];[Sheet1.P7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table:formula="of:=IF(EXACT([Sheet1.N703];[Sheet1.P7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table:formula="of:=IF(EXACT([Sheet1.N704];[Sheet1.P7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table:formula="of:=IF(EXACT([Sheet1.N705];[Sheet1.P7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table:formula="of:=IF(EXACT([Sheet1.N706];[Sheet1.P7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table:formula="of:=IF(EXACT([Sheet1.N707];[Sheet1.P7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table:formula="of:=IF(EXACT([Sheet1.N708];[Sheet1.P7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table:formula="of:=IF(EXACT([Sheet1.N709];[Sheet1.P7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table:formula="of:=IF(EXACT([Sheet1.N710];[Sheet1.P7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table:formula="of:=IF(EXACT([Sheet1.N711];[Sheet1.P7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table:formula="of:=IF(EXACT([Sheet1.N712];[Sheet1.P7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table:formula="of:=IF(EXACT([Sheet1.N713];[Sheet1.P7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table:formula="of:=IF(EXACT([Sheet1.N714];[Sheet1.P7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table:formula="of:=IF(EXACT([Sheet1.N715];[Sheet1.P7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table:formula="of:=IF(EXACT([Sheet1.N716];[Sheet1.P7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table:formula="of:=IF(EXACT([Sheet1.N717];[Sheet1.P7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formula="of:=IF(EXACT([Sheet1.N718];[Sheet1.P7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formula="of:=IF(EXACT([Sheet1.N719];[Sheet1.P7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formula="of:=IF(EXACT([Sheet1.N720];[Sheet1.P7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formula="of:=IF(EXACT([Sheet1.N721];[Sheet1.P7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table:formula="of:=IF(EXACT([Sheet1.N722];[Sheet1.P7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table:formula="of:=IF(EXACT([Sheet1.N723];[Sheet1.P7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table:formula="of:=IF(EXACT([Sheet1.N724];[Sheet1.P7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table:formula="of:=IF(EXACT([Sheet1.N725];[Sheet1.P7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table:formula="of:=IF(EXACT([Sheet1.N726];[Sheet1.P7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table:formula="of:=IF(EXACT([Sheet1.N727];[Sheet1.P7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table:formula="of:=IF(EXACT([Sheet1.N728];[Sheet1.P7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table:formula="of:=IF(EXACT([Sheet1.N729];[Sheet1.P7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table:formula="of:=IF(EXACT([Sheet1.N730];[Sheet1.P7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table:formula="of:=IF(EXACT([Sheet1.N731];[Sheet1.P7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table:formula="of:=IF(EXACT([Sheet1.N732];[Sheet1.P7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table:formula="of:=IF(EXACT([Sheet1.N733];[Sheet1.P7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table:formula="of:=IF(EXACT([Sheet1.N734];[Sheet1.P7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table:formula="of:=IF(EXACT([Sheet1.N735];[Sheet1.P7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table:formula="of:=IF(EXACT([Sheet1.N736];[Sheet1.P7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table:formula="of:=IF(EXACT([Sheet1.N737];[Sheet1.P7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table:formula="of:=IF(EXACT([Sheet1.N738];[Sheet1.P7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table:formula="of:=IF(EXACT([Sheet1.N739];[Sheet1.P7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table:formula="of:=IF(EXACT([Sheet1.N740];[Sheet1.P7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table:formula="of:=IF(EXACT([Sheet1.N741];[Sheet1.P7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table:formula="of:=IF(EXACT([Sheet1.N742];[Sheet1.P7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table:formula="of:=IF(EXACT([Sheet1.N743];[Sheet1.P7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table:formula="of:=IF(EXACT([Sheet1.N744];[Sheet1.P7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table:formula="of:=IF(EXACT([Sheet1.N745];[Sheet1.P7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table:formula="of:=IF(EXACT([Sheet1.N746];[Sheet1.P7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table:formula="of:=IF(EXACT([Sheet1.N747];[Sheet1.P7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formula="of:=IF(EXACT([Sheet1.N748];[Sheet1.P7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table:formula="of:=IF(EXACT([Sheet1.N749];[Sheet1.P7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table:formula="of:=IF(EXACT([Sheet1.N750];[Sheet1.P7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table:formula="of:=IF(EXACT([Sheet1.N751];[Sheet1.P7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table:formula="of:=IF(EXACT([Sheet1.N752];[Sheet1.P7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table:formula="of:=IF(EXACT([Sheet1.N753];[Sheet1.P7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table:formula="of:=IF(EXACT([Sheet1.N754];[Sheet1.P7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table:formula="of:=IF(EXACT([Sheet1.N755];[Sheet1.P7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table:formula="of:=IF(EXACT([Sheet1.N756];[Sheet1.P7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table:formula="of:=IF(EXACT([Sheet1.N757];[Sheet1.P7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table:formula="of:=IF(EXACT([Sheet1.N758];[Sheet1.P7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table:formula="of:=IF(EXACT([Sheet1.N759];[Sheet1.P7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table:formula="of:=IF(EXACT([Sheet1.N760];[Sheet1.P7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table:formula="of:=IF(EXACT([Sheet1.N761];[Sheet1.P7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table:formula="of:=IF(EXACT([Sheet1.N762];[Sheet1.P7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table:formula="of:=IF(EXACT([Sheet1.N763];[Sheet1.P7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table:formula="of:=IF(EXACT([Sheet1.N764];[Sheet1.P7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table:formula="of:=IF(EXACT([Sheet1.N765];[Sheet1.P7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table:formula="of:=IF(EXACT([Sheet1.N766];[Sheet1.P7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table:formula="of:=IF(EXACT([Sheet1.N767];[Sheet1.P7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table:formula="of:=IF(EXACT([Sheet1.N768];[Sheet1.P7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table:formula="of:=IF(EXACT([Sheet1.N769];[Sheet1.P7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table:formula="of:=IF(EXACT([Sheet1.N770];[Sheet1.P7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table:formula="of:=IF(EXACT([Sheet1.N771];[Sheet1.P7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table:formula="of:=IF(EXACT([Sheet1.N772];[Sheet1.P7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table:formula="of:=IF(EXACT([Sheet1.N773];[Sheet1.P7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table:formula="of:=IF(EXACT([Sheet1.N774];[Sheet1.P7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table:formula="of:=IF(EXACT([Sheet1.N775];[Sheet1.P7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table:formula="of:=IF(EXACT([Sheet1.N776];[Sheet1.P7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table:formula="of:=IF(EXACT([Sheet1.N777];[Sheet1.P7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table:formula="of:=IF(EXACT([Sheet1.N778];[Sheet1.P7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table:formula="of:=IF(EXACT([Sheet1.N779];[Sheet1.P7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table:formula="of:=IF(EXACT([Sheet1.N780];[Sheet1.P7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table:formula="of:=IF(EXACT([Sheet1.N781];[Sheet1.P7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table:formula="of:=IF(EXACT([Sheet1.N782];[Sheet1.P7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formula="of:=IF(EXACT([Sheet1.N783];[Sheet1.P7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table:formula="of:=IF(EXACT([Sheet1.N784];[Sheet1.P7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table:formula="of:=IF(EXACT([Sheet1.N785];[Sheet1.P7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formula="of:=IF(EXACT([Sheet1.N786];[Sheet1.P7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table:formula="of:=IF(EXACT([Sheet1.N787];[Sheet1.P7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table:formula="of:=IF(EXACT([Sheet1.N788];[Sheet1.P7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table:formula="of:=IF(EXACT([Sheet1.N789];[Sheet1.P7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table:formula="of:=IF(EXACT([Sheet1.N790];[Sheet1.P7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table:formula="of:=IF(EXACT([Sheet1.N791];[Sheet1.P7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table:formula="of:=IF(EXACT([Sheet1.N792];[Sheet1.P7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table:formula="of:=IF(EXACT([Sheet1.N793];[Sheet1.P7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table:formula="of:=IF(EXACT([Sheet1.N794];[Sheet1.P7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table:formula="of:=IF(EXACT([Sheet1.N795];[Sheet1.P7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table:formula="of:=IF(EXACT([Sheet1.N796];[Sheet1.P7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table:formula="of:=IF(EXACT([Sheet1.N797];[Sheet1.P7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table:formula="of:=IF(EXACT([Sheet1.N798];[Sheet1.P7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table:formula="of:=IF(EXACT([Sheet1.N799];[Sheet1.P7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table:formula="of:=IF(EXACT([Sheet1.N800];[Sheet1.P8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table:formula="of:=IF(EXACT([Sheet1.N801];[Sheet1.P8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table:formula="of:=IF(EXACT([Sheet1.N802];[Sheet1.P8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table:formula="of:=IF(EXACT([Sheet1.N803];[Sheet1.P8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table:formula="of:=IF(EXACT([Sheet1.N804];[Sheet1.P8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table:formula="of:=IF(EXACT([Sheet1.N805];[Sheet1.P8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table:formula="of:=IF(EXACT([Sheet1.N806];[Sheet1.P8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table:formula="of:=IF(EXACT([Sheet1.N807];[Sheet1.P8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table:formula="of:=IF(EXACT([Sheet1.N808];[Sheet1.P8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table:formula="of:=IF(EXACT([Sheet1.N809];[Sheet1.P8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table:formula="of:=IF(EXACT([Sheet1.N810];[Sheet1.P8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table:formula="of:=IF(EXACT([Sheet1.N811];[Sheet1.P8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table:formula="of:=IF(EXACT([Sheet1.N812];[Sheet1.P8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table:formula="of:=IF(EXACT([Sheet1.N813];[Sheet1.P8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table:formula="of:=IF(EXACT([Sheet1.N814];[Sheet1.P8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table:formula="of:=IF(EXACT([Sheet1.N815];[Sheet1.P8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table:formula="of:=IF(EXACT([Sheet1.N816];[Sheet1.P8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table:formula="of:=IF(EXACT([Sheet1.N817];[Sheet1.P8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table:formula="of:=IF(EXACT([Sheet1.N818];[Sheet1.P8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table:formula="of:=IF(EXACT([Sheet1.N819];[Sheet1.P8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table:formula="of:=IF(EXACT([Sheet1.N820];[Sheet1.P8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table:formula="of:=IF(EXACT([Sheet1.N821];[Sheet1.P8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table:formula="of:=IF(EXACT([Sheet1.N822];[Sheet1.P8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table:formula="of:=IF(EXACT([Sheet1.N823];[Sheet1.P8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table:formula="of:=IF(EXACT([Sheet1.N824];[Sheet1.P8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table:formula="of:=IF(EXACT([Sheet1.N825];[Sheet1.P8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table:formula="of:=IF(EXACT([Sheet1.N826];[Sheet1.P8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table:formula="of:=IF(EXACT([Sheet1.N827];[Sheet1.P8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table:formula="of:=IF(EXACT([Sheet1.N828];[Sheet1.P8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table:formula="of:=IF(EXACT([Sheet1.N829];[Sheet1.P8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table:formula="of:=IF(EXACT([Sheet1.N830];[Sheet1.P8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table:formula="of:=IF(EXACT([Sheet1.N831];[Sheet1.P8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table:formula="of:=IF(EXACT([Sheet1.N832];[Sheet1.P8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table:formula="of:=IF(EXACT([Sheet1.N833];[Sheet1.P8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table:formula="of:=IF(EXACT([Sheet1.N834];[Sheet1.P8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table:formula="of:=IF(EXACT([Sheet1.N835];[Sheet1.P8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table:formula="of:=IF(EXACT([Sheet1.N836];[Sheet1.P8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table:formula="of:=IF(EXACT([Sheet1.N837];[Sheet1.P8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table:formula="of:=IF(EXACT([Sheet1.N838];[Sheet1.P8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table:formula="of:=IF(EXACT([Sheet1.N839];[Sheet1.P8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table:formula="of:=IF(EXACT([Sheet1.N840];[Sheet1.P8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table:formula="of:=IF(EXACT([Sheet1.N841];[Sheet1.P8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table:formula="of:=IF(EXACT([Sheet1.N842];[Sheet1.P8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table:formula="of:=IF(EXACT([Sheet1.N843];[Sheet1.P8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table:formula="of:=IF(EXACT([Sheet1.N844];[Sheet1.P8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table:formula="of:=IF(EXACT([Sheet1.N845];[Sheet1.P8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table:formula="of:=IF(EXACT([Sheet1.N846];[Sheet1.P8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table:formula="of:=IF(EXACT([Sheet1.N847];[Sheet1.P8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table:formula="of:=IF(EXACT([Sheet1.N848];[Sheet1.P8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table:formula="of:=IF(EXACT([Sheet1.N849];[Sheet1.P8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table:formula="of:=IF(EXACT([Sheet1.N850];[Sheet1.P8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table:formula="of:=IF(EXACT([Sheet1.N851];[Sheet1.P8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table:formula="of:=IF(EXACT([Sheet1.N852];[Sheet1.P8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table:formula="of:=IF(EXACT([Sheet1.N853];[Sheet1.P8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table:formula="of:=IF(EXACT([Sheet1.N854];[Sheet1.P8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table:formula="of:=IF(EXACT([Sheet1.N855];[Sheet1.P8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table:formula="of:=IF(EXACT([Sheet1.N856];[Sheet1.P8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table:formula="of:=IF(EXACT([Sheet1.N857];[Sheet1.P8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formula="of:=IF(EXACT([Sheet1.N858];[Sheet1.P8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table:formula="of:=IF(EXACT([Sheet1.N859];[Sheet1.P8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table:formula="of:=IF(EXACT([Sheet1.N860];[Sheet1.P8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table:formula="of:=IF(EXACT([Sheet1.N861];[Sheet1.P8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table:formula="of:=IF(EXACT([Sheet1.N862];[Sheet1.P8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table:formula="of:=IF(EXACT([Sheet1.N863];[Sheet1.P8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table:formula="of:=IF(EXACT([Sheet1.N864];[Sheet1.P8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table:formula="of:=IF(EXACT([Sheet1.N865];[Sheet1.P8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table:formula="of:=IF(EXACT([Sheet1.N866];[Sheet1.P8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table:formula="of:=IF(EXACT([Sheet1.N867];[Sheet1.P8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table:formula="of:=IF(EXACT([Sheet1.N868];[Sheet1.P8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table:formula="of:=IF(EXACT([Sheet1.N869];[Sheet1.P8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table:formula="of:=IF(EXACT([Sheet1.N870];[Sheet1.P8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table:formula="of:=IF(EXACT([Sheet1.N871];[Sheet1.P8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table:formula="of:=IF(EXACT([Sheet1.N872];[Sheet1.P8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table:formula="of:=IF(EXACT([Sheet1.N873];[Sheet1.P8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table:formula="of:=IF(EXACT([Sheet1.N874];[Sheet1.P8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table:formula="of:=IF(EXACT([Sheet1.N875];[Sheet1.P8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table:formula="of:=IF(EXACT([Sheet1.N876];[Sheet1.P8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table:formula="of:=IF(EXACT([Sheet1.N877];[Sheet1.P8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table:formula="of:=IF(EXACT([Sheet1.N878];[Sheet1.P8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table:formula="of:=IF(EXACT([Sheet1.N879];[Sheet1.P8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table:formula="of:=IF(EXACT([Sheet1.N880];[Sheet1.P8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table:formula="of:=IF(EXACT([Sheet1.N881];[Sheet1.P8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table:formula="of:=IF(EXACT([Sheet1.N882];[Sheet1.P8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table:formula="of:=IF(EXACT([Sheet1.N883];[Sheet1.P8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table:formula="of:=IF(EXACT([Sheet1.N884];[Sheet1.P8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table:formula="of:=IF(EXACT([Sheet1.N885];[Sheet1.P8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table:formula="of:=IF(EXACT([Sheet1.N886];[Sheet1.P8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table:formula="of:=IF(EXACT([Sheet1.N887];[Sheet1.P8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table:formula="of:=IF(EXACT([Sheet1.N888];[Sheet1.P8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table:formula="of:=IF(EXACT([Sheet1.N889];[Sheet1.P8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table:formula="of:=IF(EXACT([Sheet1.N890];[Sheet1.P8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table:formula="of:=IF(EXACT([Sheet1.N891];[Sheet1.P8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table:formula="of:=IF(EXACT([Sheet1.N892];[Sheet1.P8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table:formula="of:=IF(EXACT([Sheet1.N893];[Sheet1.P8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table:formula="of:=IF(EXACT([Sheet1.N894];[Sheet1.P8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table:formula="of:=IF(EXACT([Sheet1.N895];[Sheet1.P8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6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table:formula="of:=IF(EXACT([Sheet1.N896];[Sheet1.P8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7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table:formula="of:=IF(EXACT([Sheet1.N897];[Sheet1.P8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8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table:formula="of:=IF(EXACT([Sheet1.N898];[Sheet1.P8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9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table:formula="of:=IF(EXACT([Sheet1.N899];[Sheet1.P8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900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table:formula="of:=IF(EXACT([Sheet1.N900];[Sheet1.P9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901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table:formula="of:=IF(EXACT([Sheet1.N901];[Sheet1.P9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2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table:formula="of:=IF(EXACT([Sheet1.N902];[Sheet1.P9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3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table:formula="of:=IF(EXACT([Sheet1.N903];[Sheet1.P9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table:formula="of:=IF(EXACT([Sheet1.N904];[Sheet1.P9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5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table:formula="of:=IF(EXACT([Sheet1.N905];[Sheet1.P9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6]=&quot;PASSPASSPASSFAIL&quot;; &quot;FAIL&quot;; &quot;&quot;)">
            <text:p/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table:formula="of:=IF(EXACT([Sheet1.N906];[Sheet1.P9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7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table:formula="of:=IF(EXACT([Sheet1.N907];[Sheet1.P9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8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table:formula="of:=IF(EXACT([Sheet1.N908];[Sheet1.P9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9]=&quot;PASSPASSPASSFAIL&quot;; &quot;FAIL&quot;; &quot;&quot;)">
            <text:p/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table:formula="of:=IF(EXACT([Sheet1.N909];[Sheet1.P9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10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table:formula="of:=IF(EXACT([Sheet1.N910];[Sheet1.P9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11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table:formula="of:=IF(EXACT([Sheet1.N911];[Sheet1.P9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2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table:formula="of:=IF(EXACT([Sheet1.N912];[Sheet1.P9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3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table:formula="of:=IF(EXACT([Sheet1.N913];[Sheet1.P9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4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table:formula="of:=IF(EXACT([Sheet1.N914];[Sheet1.P9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5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table:formula="of:=IF(EXACT([Sheet1.N915];[Sheet1.P9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6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table:formula="of:=IF(EXACT([Sheet1.N916];[Sheet1.P9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7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table:formula="of:=IF(EXACT([Sheet1.N917];[Sheet1.P9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8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table:formula="of:=IF(EXACT([Sheet1.N918];[Sheet1.P9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9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table:formula="of:=IF(EXACT([Sheet1.N919];[Sheet1.P9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20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table:formula="of:=IF(EXACT([Sheet1.N920];[Sheet1.P9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21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table:formula="of:=IF(EXACT([Sheet1.N921];[Sheet1.P9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2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table:formula="of:=IF(EXACT([Sheet1.N922];[Sheet1.P9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3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table:formula="of:=IF(EXACT([Sheet1.N923];[Sheet1.P9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4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table:formula="of:=IF(EXACT([Sheet1.N924];[Sheet1.P9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5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table:formula="of:=IF(EXACT([Sheet1.N925];[Sheet1.P9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6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table:formula="of:=IF(EXACT([Sheet1.N926];[Sheet1.P9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7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table:formula="of:=IF(EXACT([Sheet1.N927];[Sheet1.P9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8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table:formula="of:=IF(EXACT([Sheet1.N928];[Sheet1.P9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9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table:formula="of:=IF(EXACT([Sheet1.N929];[Sheet1.P9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30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table:formula="of:=IF(EXACT([Sheet1.N930];[Sheet1.P9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31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table:formula="of:=IF(EXACT([Sheet1.N931];[Sheet1.P9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2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table:formula="of:=IF(EXACT([Sheet1.N932];[Sheet1.P9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3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table:formula="of:=IF(EXACT([Sheet1.N933];[Sheet1.P9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4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table:formula="of:=IF(EXACT([Sheet1.N934];[Sheet1.P9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5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table:formula="of:=IF(EXACT([Sheet1.N935];[Sheet1.P9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6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table:formula="of:=IF(EXACT([Sheet1.N936];[Sheet1.P9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7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table:formula="of:=IF(EXACT([Sheet1.N937];[Sheet1.P9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8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table:formula="of:=IF(EXACT([Sheet1.N938];[Sheet1.P9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9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table:formula="of:=IF(EXACT([Sheet1.N939];[Sheet1.P9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40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table:formula="of:=IF(EXACT([Sheet1.N940];[Sheet1.P9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41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table:formula="of:=IF(EXACT([Sheet1.N941];[Sheet1.P9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2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table:formula="of:=IF(EXACT([Sheet1.N942];[Sheet1.P9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3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table:formula="of:=IF(EXACT([Sheet1.N943];[Sheet1.P9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4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table:formula="of:=IF(EXACT([Sheet1.N944];[Sheet1.P9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5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table:formula="of:=IF(EXACT([Sheet1.N945];[Sheet1.P9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6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table:formula="of:=IF(EXACT([Sheet1.N946];[Sheet1.P9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7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table:formula="of:=IF(EXACT([Sheet1.N947];[Sheet1.P9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8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table:formula="of:=IF(EXACT([Sheet1.N948];[Sheet1.P9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9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table:formula="of:=IF(EXACT([Sheet1.N949];[Sheet1.P9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50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table:formula="of:=IF(EXACT([Sheet1.N950];[Sheet1.P9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51]=&quot;PASSPASSPASSFAIL&quot;; &quot;FAIL&quot;; &quot;&quot;)">
            <text:p/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table:formula="of:=IF(EXACT([Sheet1.N951];[Sheet1.P9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2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table:formula="of:=IF(EXACT([Sheet1.N952];[Sheet1.P9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3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table:formula="of:=IF(EXACT([Sheet1.N953];[Sheet1.P9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4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table:formula="of:=IF(EXACT([Sheet1.N954];[Sheet1.P9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5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table:formula="of:=IF(EXACT([Sheet1.N955];[Sheet1.P9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6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table:formula="of:=IF(EXACT([Sheet1.N956];[Sheet1.P9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7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table:formula="of:=IF(EXACT([Sheet1.N957];[Sheet1.P9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8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table:formula="of:=IF(EXACT([Sheet1.N958];[Sheet1.P9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9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table:formula="of:=IF(EXACT([Sheet1.N959];[Sheet1.P9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60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table:formula="of:=IF(EXACT([Sheet1.N960];[Sheet1.P9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61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table:formula="of:=IF(EXACT([Sheet1.N961];[Sheet1.P9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2]=&quot;PASSPASSPASSFAIL&quot;; &quot;FAIL&quot;; &quot;&quot;)">
            <text:p/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>
            <text:p/>
          </table:table-cell>
          <table:table-cell table:formula="of:= IF( AND( IF([.H962] = &quot;FAIL&quot;; 1; 0) ; IF([.I962] = &quot;&quot;;  1 ; 0); IF([.J962] = &quot;FAIL&quot;; 1; 0) ) ; [.A962] ; &quot;&quot;)">
            <text:p/>
          </table:table-cell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table:formula="of:=IF(EXACT([Sheet1.N962];[Sheet1.P9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3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table:formula="of:=IF(EXACT([Sheet1.N963];[Sheet1.P9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4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table:formula="of:=IF(EXACT([Sheet1.N964];[Sheet1.P9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5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table:formula="of:=IF(EXACT([Sheet1.N965];[Sheet1.P9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6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table:formula="of:=IF(EXACT([Sheet1.N966];[Sheet1.P9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7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table:formula="of:=IF(EXACT([Sheet1.N967];[Sheet1.P9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8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table:formula="of:=IF(EXACT([Sheet1.N968];[Sheet1.P9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9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table:formula="of:=IF(EXACT([Sheet1.N969];[Sheet1.P9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70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table:formula="of:=IF(EXACT([Sheet1.N970];[Sheet1.P9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71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table:formula="of:=IF(EXACT([Sheet1.N971];[Sheet1.P9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2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table:formula="of:=IF(EXACT([Sheet1.N972];[Sheet1.P9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3]=&quot;PASSPASSPASSFAIL&quot;; &quot;FAIL&quot;; &quot;&quot;)">
            <text:p/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formula="of:=IF(EXACT([Sheet1.N973];[Sheet1.P9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4]=&quot;PASSPASSPASSFAIL&quot;; &quot;FAIL&quot;; &quot;&quot;)">
            <text:p/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table:formula="of:=IF(EXACT([Sheet1.N974];[Sheet1.P9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5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table:formula="of:=IF(EXACT([Sheet1.N975];[Sheet1.P9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6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table:formula="of:=IF(EXACT([Sheet1.N976];[Sheet1.P9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7]=&quot;PASSPASSPASSFAIL&quot;; &quot;FAIL&quot;; &quot;&quot;)">
            <text:p/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table:formula="of:=IF(EXACT([Sheet1.N977];[Sheet1.P9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8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table:formula="of:=IF(EXACT([Sheet1.N978];[Sheet1.P9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9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table:formula="of:=IF(EXACT([Sheet1.N979];[Sheet1.P9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80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table:formula="of:=IF(EXACT([Sheet1.N980];[Sheet1.P9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81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table:formula="of:=IF(EXACT([Sheet1.N981];[Sheet1.P9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2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table:formula="of:=IF(EXACT([Sheet1.N982];[Sheet1.P9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3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table:formula="of:=IF(EXACT([Sheet1.N983];[Sheet1.P9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4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table:formula="of:=IF(EXACT([Sheet1.N984];[Sheet1.P9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5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table:formula="of:=IF(EXACT([Sheet1.N985];[Sheet1.P9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6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table:formula="of:=IF(EXACT([Sheet1.N986];[Sheet1.P9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7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table:formula="of:=IF(EXACT([Sheet1.N987];[Sheet1.P9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8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table:formula="of:=IF(EXACT([Sheet1.N988];[Sheet1.P9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9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table:formula="of:=IF(EXACT([Sheet1.N989];[Sheet1.P9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90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table:formula="of:=IF(EXACT([Sheet1.N990];[Sheet1.P9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91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table:formula="of:=IF(EXACT([Sheet1.N991];[Sheet1.P9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2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table:formula="of:=IF(EXACT([Sheet1.N992];[Sheet1.P9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3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table:formula="of:=IF(EXACT([Sheet1.N993];[Sheet1.P9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4]=&quot;PASSPASSPASSFAIL&quot;; &quot;FAIL&quot;; &quot;&quot;)">
            <text:p/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table:formula="of:=IF(EXACT([Sheet1.N994];[Sheet1.P9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5]=&quot;PASSPASSPASSFAIL&quot;; &quot;FAIL&quot;; &quot;&quot;)">
            <text:p/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table:formula="of:=IF(EXACT([Sheet1.N995];[Sheet1.P9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6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table:formula="of:=IF(EXACT([Sheet1.N996];[Sheet1.P9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7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table:formula="of:=IF(EXACT([Sheet1.N997];[Sheet1.P9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8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table:formula="of:=IF(EXACT([Sheet1.N998];[Sheet1.P9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9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table:formula="of:=IF(EXACT([Sheet1.N999];[Sheet1.P9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1000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table:formula="of:=IF(EXACT([Sheet1.N1000];[Sheet1.P10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1001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table:formula="of:=IF(EXACT([Sheet1.N1001];[Sheet1.P10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2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table:formula="of:=IF(EXACT([Sheet1.N1002];[Sheet1.P10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3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table:formula="of:=IF(EXACT([Sheet1.N1003];[Sheet1.P10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4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table:formula="of:=IF(EXACT([Sheet1.N1004];[Sheet1.P10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5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table:formula="of:=IF(EXACT([Sheet1.N1005];[Sheet1.P10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6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table:formula="of:=IF(EXACT([Sheet1.N1006];[Sheet1.P10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7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table:formula="of:=IF(EXACT([Sheet1.N1007];[Sheet1.P10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8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table:formula="of:=IF(EXACT([Sheet1.N1008];[Sheet1.P10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9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table:formula="of:=IF(EXACT([Sheet1.N1009];[Sheet1.P10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10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table:formula="of:=IF(EXACT([Sheet1.N1010];[Sheet1.P10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table:formula="of:=IF(EXACT([Sheet1.N1011];[Sheet1.P10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table:formula="of:=IF(EXACT([Sheet1.N1012];[Sheet1.P10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3]=&quot;PASSPASSPASSFAIL&quot;; &quot;FAIL&quot;; &quot;&quot;)">
            <text:p/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table:formula="of:=IF(EXACT([Sheet1.N1013];[Sheet1.P10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4]=&quot;PASSPASSPASSFAIL&quot;; &quot;FAIL&quot;; &quot;&quot;)">
            <text:p/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table:formula="of:=IF(EXACT([Sheet1.N1014];[Sheet1.P10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5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table:formula="of:=IF(EXACT([Sheet1.N1015];[Sheet1.P10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6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table:formula="of:=IF(EXACT([Sheet1.N1016];[Sheet1.P10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7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table:formula="of:=IF(EXACT([Sheet1.N1017];[Sheet1.P10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8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table:formula="of:=IF(EXACT([Sheet1.N1018];[Sheet1.P10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9]=&quot;PASSPASSPASSFAIL&quot;; &quot;FAIL&quot;; &quot;&quot;)">
            <text:p/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table:formula="of:=IF(EXACT([Sheet1.N1019];[Sheet1.P10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20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table:formula="of:=IF(EXACT([Sheet1.N1020];[Sheet1.P10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21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table:formula="of:=IF(EXACT([Sheet1.N1021];[Sheet1.P10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2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table:formula="of:=IF(EXACT([Sheet1.N1022];[Sheet1.P10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3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table:formula="of:=IF(EXACT([Sheet1.N1023];[Sheet1.P10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4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table:formula="of:=IF(EXACT([Sheet1.N1024];[Sheet1.P10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5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table:formula="of:=IF(EXACT([Sheet1.N1025];[Sheet1.P10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6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table:formula="of:=IF(EXACT([Sheet1.N1026];[Sheet1.P10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7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table:formula="of:=IF(EXACT([Sheet1.N1027];[Sheet1.P10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8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table:formula="of:=IF(EXACT([Sheet1.N1028];[Sheet1.P10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9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table:formula="of:=IF(EXACT([Sheet1.N1029];[Sheet1.P10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30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table:formula="of:=IF(EXACT([Sheet1.N1030];[Sheet1.P10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31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table:formula="of:=IF(EXACT([Sheet1.N1031];[Sheet1.P10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2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table:formula="of:=IF(EXACT([Sheet1.N1032];[Sheet1.P10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3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table:formula="of:=IF(EXACT([Sheet1.N1033];[Sheet1.P10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4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table:formula="of:=IF(EXACT([Sheet1.N1034];[Sheet1.P10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5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table:formula="of:=IF(EXACT([Sheet1.N1035];[Sheet1.P10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6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table:formula="of:=IF(EXACT([Sheet1.N1036];[Sheet1.P10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7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table:formula="of:=IF(EXACT([Sheet1.N1037];[Sheet1.P10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8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table:formula="of:=IF(EXACT([Sheet1.N1038];[Sheet1.P10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9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table:formula="of:=IF(EXACT([Sheet1.N1039];[Sheet1.P10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40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table:formula="of:=IF(EXACT([Sheet1.N1040];[Sheet1.P10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41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table:formula="of:=IF(EXACT([Sheet1.N1041];[Sheet1.P10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2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table:formula="of:=IF(EXACT([Sheet1.N1042];[Sheet1.P10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3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table:formula="of:=IF(EXACT([Sheet1.N1043];[Sheet1.P10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4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office:value-type="string" calcext:value-type="string">
            <text:p>stim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time01</text:p>
          </table:table-cell>
          <table:table-cell office:value-type="string" calcext:value-type="string">
            <text:p>PASS</text:p>
          </table:table-cell>
          <table:table-cell table:formula="of:=IF(EXACT([Sheet1.N1044];[Sheet1.P1044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5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table:formula="of:=IF(EXACT([Sheet1.N1045];[Sheet1.P10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6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table:formula="of:=IF(EXACT([Sheet1.N1046];[Sheet1.P10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7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table:formula="of:=IF(EXACT([Sheet1.N1047];[Sheet1.P10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8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table:formula="of:=IF(EXACT([Sheet1.N1048];[Sheet1.P10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9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table:formula="of:=IF(EXACT([Sheet1.N1049];[Sheet1.P10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50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table:formula="of:=IF(EXACT([Sheet1.N1050];[Sheet1.P10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51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table:formula="of:=IF(EXACT([Sheet1.N1051];[Sheet1.P10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2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table:formula="of:=IF(EXACT([Sheet1.N1052];[Sheet1.P10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3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table:formula="of:=IF(EXACT([Sheet1.N1053];[Sheet1.P10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4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table:formula="of:=IF(EXACT([Sheet1.N1054];[Sheet1.P10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5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table:formula="of:=IF(EXACT([Sheet1.N1055];[Sheet1.P10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6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table:formula="of:=IF(EXACT([Sheet1.N1056];[Sheet1.P10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7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table:formula="of:=IF(EXACT([Sheet1.N1057];[Sheet1.P10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table:formula="of:=IF(EXACT([Sheet1.N1058];[Sheet1.P10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9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table:formula="of:=IF(EXACT([Sheet1.N1059];[Sheet1.P10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60]=&quot;PASSPASSPASSFAIL&quot;; &quot;FAIL&quot;; &quot;&quot;)">
            <text:p/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table:formula="of:=IF(EXACT([Sheet1.N1060];[Sheet1.P10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61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>
            <text:p/>
          </table:table-cell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table:formula="of:=IF(EXACT([Sheet1.N1061];[Sheet1.P10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2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table:formula="of:=IF(EXACT([Sheet1.N1062];[Sheet1.P10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table:formula="of:=IF(EXACT([Sheet1.N1063];[Sheet1.P10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4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table:formula="of:=IF(EXACT([Sheet1.N1064];[Sheet1.P10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5]=&quot;PASSPASSPASSFAIL&quot;; &quot;FAIL&quot;; &quot;&quot;)">
            <text:p/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table:formula="of:=IF(EXACT([Sheet1.N1065];[Sheet1.P10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6]=&quot;PASSPASSPASSFAIL&quot;; &quot;FAIL&quot;; &quot;&quot;)">
            <text:p/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table:formula="of:=IF(EXACT([Sheet1.N1066];[Sheet1.P10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7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table:formula="of:=IF(EXACT([Sheet1.N1067];[Sheet1.P10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8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table:formula="of:=IF(EXACT([Sheet1.N1068];[Sheet1.P10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9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table:formula="of:=IF(EXACT([Sheet1.N1069];[Sheet1.P10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70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table:formula="of:=IF(EXACT([Sheet1.N1070];[Sheet1.P10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71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table:formula="of:=IF(EXACT([Sheet1.N1071];[Sheet1.P10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2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table:formula="of:=IF(EXACT([Sheet1.N1072];[Sheet1.P10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3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table:formula="of:=IF(EXACT([Sheet1.N1073];[Sheet1.P10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4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table:formula="of:=IF(EXACT([Sheet1.N1074];[Sheet1.P10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5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table:formula="of:=IF(EXACT([Sheet1.N1075];[Sheet1.P10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6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table:formula="of:=IF(EXACT([Sheet1.N1076];[Sheet1.P10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7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table:formula="of:=IF(EXACT([Sheet1.N1077];[Sheet1.P10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8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table:formula="of:=IF(EXACT([Sheet1.N1078];[Sheet1.P10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9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table:formula="of:=IF(EXACT([Sheet1.N1079];[Sheet1.P10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80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table:formula="of:=IF(EXACT([Sheet1.N1080];[Sheet1.P10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81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table:formula="of:=IF(EXACT([Sheet1.N1081];[Sheet1.P10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2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table:formula="of:=IF(EXACT([Sheet1.N1082];[Sheet1.P10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3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table:formula="of:=IF(EXACT([Sheet1.N1083];[Sheet1.P10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4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table:formula="of:=IF(EXACT([Sheet1.N1084];[Sheet1.P10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5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table:formula="of:=IF(EXACT([Sheet1.N1085];[Sheet1.P10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6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table:formula="of:=IF(EXACT([Sheet1.N1086];[Sheet1.P10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7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table:formula="of:=IF(EXACT([Sheet1.N1087];[Sheet1.P10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table:formula="of:=IF(EXACT([Sheet1.N1088];[Sheet1.P10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9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table:formula="of:=IF(EXACT([Sheet1.N1089];[Sheet1.P10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90]=&quot;PASSPASSPASSFAIL&quot;; &quot;FAIL&quot;; &quot;&quot;)">
            <text:p/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table:formula="of:=IF(EXACT([Sheet1.N1090];[Sheet1.P10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91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table:formula="of:=IF(EXACT([Sheet1.N1091];[Sheet1.P10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2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table:formula="of:=IF(EXACT([Sheet1.N1092];[Sheet1.P10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3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table:formula="of:=IF(EXACT([Sheet1.N1093];[Sheet1.P10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4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table:formula="of:=IF(EXACT([Sheet1.N1094];[Sheet1.P10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5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table:formula="of:=IF(EXACT([Sheet1.N1095];[Sheet1.P10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6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table:formula="of:=IF(EXACT([Sheet1.N1096];[Sheet1.P10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7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table:formula="of:=IF(EXACT([Sheet1.N1097];[Sheet1.P10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8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table:formula="of:=IF(EXACT([Sheet1.N1098];[Sheet1.P10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9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table:formula="of:=IF(EXACT([Sheet1.N1099];[Sheet1.P10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100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table:formula="of:=IF(EXACT([Sheet1.N1100];[Sheet1.P11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101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table:formula="of:=IF(EXACT([Sheet1.N1101];[Sheet1.P11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2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table:formula="of:=IF(EXACT([Sheet1.N1102];[Sheet1.P11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3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table:formula="of:=IF(EXACT([Sheet1.N1103];[Sheet1.P11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4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table:formula="of:=IF(EXACT([Sheet1.N1104];[Sheet1.P11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table:formula="of:=IF(EXACT([Sheet1.N1105];[Sheet1.P11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6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table:formula="of:=IF(EXACT([Sheet1.N1106];[Sheet1.P11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table:formula="of:=IF(EXACT([Sheet1.N1107];[Sheet1.P11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8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table:formula="of:=IF(EXACT([Sheet1.N1108];[Sheet1.P11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table:formula="of:=IF(EXACT([Sheet1.N1109];[Sheet1.P11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10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table:formula="of:=IF(EXACT([Sheet1.N1110];[Sheet1.P11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11]=&quot;PASSPASSPASSFAIL&quot;; &quot;FAIL&quot;; &quot;&quot;)">
            <text:p/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table:formula="of:=IF(EXACT([Sheet1.N1111];[Sheet1.P11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2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table:formula="of:=IF(EXACT([Sheet1.N1112];[Sheet1.P11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3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table:formula="of:=IF(EXACT([Sheet1.N1113];[Sheet1.P11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4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table:formula="of:=IF(EXACT([Sheet1.N1114];[Sheet1.P11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5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table:formula="of:=IF(EXACT([Sheet1.N1115];[Sheet1.P11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6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table:formula="of:=IF(EXACT([Sheet1.N1116];[Sheet1.P11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7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table:formula="of:=IF(EXACT([Sheet1.N1117];[Sheet1.P11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8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table:formula="of:=IF(EXACT([Sheet1.N1118];[Sheet1.P11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9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table:formula="of:=IF(EXACT([Sheet1.N1119];[Sheet1.P11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table:formula="of:=IF(EXACT([Sheet1.N1120];[Sheet1.P11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21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table:formula="of:=IF(EXACT([Sheet1.N1121];[Sheet1.P11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2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table:formula="of:=IF(EXACT([Sheet1.N1122];[Sheet1.P11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3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table:formula="of:=IF(EXACT([Sheet1.N1123];[Sheet1.P11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4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table:formula="of:=IF(EXACT([Sheet1.N1124];[Sheet1.P11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5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table:formula="of:=IF(EXACT([Sheet1.N1125];[Sheet1.P11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6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table:formula="of:=IF(EXACT([Sheet1.N1126];[Sheet1.P11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7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table:formula="of:=IF(EXACT([Sheet1.N1127];[Sheet1.P11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8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table:formula="of:=IF(EXACT([Sheet1.N1128];[Sheet1.P11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9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table:formula="of:=IF(EXACT([Sheet1.N1129];[Sheet1.P11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30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table:formula="of:=IF(EXACT([Sheet1.N1130];[Sheet1.P11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31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table:formula="of:=IF(EXACT([Sheet1.N1131];[Sheet1.P11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2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table:formula="of:=IF(EXACT([Sheet1.N1132];[Sheet1.P11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3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table:formula="of:=IF(EXACT([Sheet1.N1133];[Sheet1.P11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4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table:formula="of:=IF(EXACT([Sheet1.N1134];[Sheet1.P11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5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table:formula="of:=IF(EXACT([Sheet1.N1135];[Sheet1.P11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6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table:formula="of:=IF(EXACT([Sheet1.N1136];[Sheet1.P11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7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table:formula="of:=IF(EXACT([Sheet1.N1137];[Sheet1.P11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table:formula="of:=IF(EXACT([Sheet1.N1138];[Sheet1.P11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9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table:formula="of:=IF(EXACT([Sheet1.N1139];[Sheet1.P11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40]=&quot;PASSPASSPASSFAIL&quot;; &quot;FAIL&quot;; &quot;&quot;)">
            <text:p/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table:formula="of:=IF(EXACT([Sheet1.N1140];[Sheet1.P11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41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table:formula="of:=IF(EXACT([Sheet1.N1141];[Sheet1.P11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table:formula="of:=IF(EXACT([Sheet1.N1142];[Sheet1.P11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 office:value-type="string" office:string-value="vhangup02" calcext:value-type="string">
            <text:p>vhangup02</text:p>
          </table:table-cell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table:formula="of:=IF(EXACT([Sheet1.N1143];[Sheet1.P11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 office:value-type="string" office:string-value="vmsplice01" calcext:value-type="string">
            <text:p>vmsplice01</text:p>
          </table:table-cell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table:formula="of:=IF(EXACT([Sheet1.N1144];[Sheet1.P11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table:formula="of:=IF(EXACT([Sheet1.N1145];[Sheet1.P11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6]=&quot;PASSPASSPASSFAIL&quot;; &quot;FAIL&quot;; &quot;&quot;)">
            <text:p/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table:formula="of:=IF(EXACT([Sheet1.N1146];[Sheet1.P11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7]=&quot;PASSPASSPASSFAIL&quot;; &quot;FAIL&quot;; &quot;&quot;)">
            <text:p/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table:formula="of:=IF(EXACT([Sheet1.N1147];[Sheet1.P11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8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table:formula="of:=IF(EXACT([Sheet1.N1148];[Sheet1.P11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9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table:formula="of:=IF(EXACT([Sheet1.N1149];[Sheet1.P11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50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table:formula="of:=IF(EXACT([Sheet1.N1150];[Sheet1.P11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51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formula="of:=IF(EXACT([Sheet1.N1151];[Sheet1.P11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2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table:formula="of:=IF(EXACT([Sheet1.N1152];[Sheet1.P11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3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table:formula="of:=IF(EXACT([Sheet1.N1153];[Sheet1.P11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formula="of:=IF(EXACT([Sheet1.N1154];[Sheet1.P11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table:formula="of:=IF(EXACT([Sheet1.N1155];[Sheet1.P11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table:formula="of:=IF(EXACT([Sheet1.N1156];[Sheet1.P11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table:formula="of:=IF(EXACT([Sheet1.N1157];[Sheet1.P11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table:formula="of:=IF(EXACT([Sheet1.N1158];[Sheet1.P11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table:formula="of:=IF(EXACT([Sheet1.N1159];[Sheet1.P11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table:formula="of:=IF(EXACT([Sheet1.N1160];[Sheet1.P11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table:formula="of:=IF(EXACT([Sheet1.N1161];[Sheet1.P11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formula="of:=IF(EXACT([Sheet1.N1162];[Sheet1.P11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formula="of:=IF(EXACT([Sheet1.N1163];[Sheet1.P11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formula="of:=IF(EXACT([Sheet1.N1164];[Sheet1.P11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5]=&quot;PASSPASSPASSFAIL&quot;; &quot;FAIL&quot;; &quot;&quot;)">
            <text:p/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formula="of:=IF(EXACT([Sheet1.N1165];[Sheet1.P11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6]=&quot;PASSPASSPASSFAIL&quot;; &quot;FAIL&quot;; &quot;&quot;)">
            <text:p/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formula="of:=IF(EXACT([Sheet1.N1166];[Sheet1.P11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7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formula="of:=IF(EXACT([Sheet1.N1167];[Sheet1.P11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8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formula="of:=IF(EXACT([Sheet1.N1168];[Sheet1.P11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9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formula="of:=IF(EXACT([Sheet1.N1169];[Sheet1.P11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70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formula="of:=IF(EXACT([Sheet1.N1170];[Sheet1.P11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71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formula="of:=IF(EXACT([Sheet1.N1171];[Sheet1.P11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2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formula="of:=IF(EXACT([Sheet1.N1172];[Sheet1.P11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3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formula="of:=IF(EXACT([Sheet1.N1173];[Sheet1.P11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4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formula="of:=IF(EXACT([Sheet1.N1174];[Sheet1.P11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5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formula="of:=IF(EXACT([Sheet1.N1175];[Sheet1.P11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6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formula="of:=IF(EXACT([Sheet1.N1176];[Sheet1.P11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formula="of:=IF(EXACT([Sheet1.N1177];[Sheet1.P11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formula="of:=IF(EXACT([Sheet1.N1178];[Sheet1.P11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formula="of:=IF(EXACT([Sheet1.N1179];[Sheet1.P11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formula="of:=IF(EXACT([Sheet1.N1180];[Sheet1.P11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81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formula="of:=IF(EXACT([Sheet1.N1181];[Sheet1.P11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formula="of:=IF(EXACT([Sheet1.N1182];[Sheet1.P11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3]&amp;[Sheet1.C1183]&amp;[Sheet1.D1183]&amp;[Sheet1.E1183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formula="of:=IF(EXACT([Sheet1.N1183];[Sheet1.P11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formula="of:=IF(EXACT([Sheet1.N1184];[Sheet1.P11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5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formula="of:=IF(EXACT([Sheet1.N1185];[Sheet1.P11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6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formula="of:=IF(EXACT([Sheet1.N1186];[Sheet1.P11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formula="of:=IF(EXACT([Sheet1.N1187];[Sheet1.P11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8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formula="of:=IF(EXACT([Sheet1.N1188];[Sheet1.P11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9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formula="of:=IF(EXACT([Sheet1.N1189];[Sheet1.P11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90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formula="of:=IF(EXACT([Sheet1.N1190];[Sheet1.P11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91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formula="of:=IF(EXACT([Sheet1.N1191];[Sheet1.P11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2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formula="of:=IF(EXACT([Sheet1.N1192];[Sheet1.P11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3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formula="of:=IF(EXACT([Sheet1.N1193];[Sheet1.P11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4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formula="of:=IF(EXACT([Sheet1.N1194];[Sheet1.P11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5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formula="of:=IF(EXACT([Sheet1.N1195];[Sheet1.P11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6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formula="of:=IF(EXACT([Sheet1.N1196];[Sheet1.P11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7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formula="of:=IF(EXACT([Sheet1.N1197];[Sheet1.P11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8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formula="of:=IF(EXACT([Sheet1.N1198];[Sheet1.P11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9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formula="of:=IF(EXACT([Sheet1.N1199];[Sheet1.P11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200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formula="of:=IF(EXACT([Sheet1.N1200];[Sheet1.P1200]); &quot;&quot;; &quot;DIFF&quot;)">
            <text:p/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09" calcext:value-type="float">
            <text:p>109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9" table:default-cell-style-name="ce17"/>
        <table:table-column table:style-name="co20" table:default-cell-style-name="ce17"/>
        <table:table-column table:style-name="co21" table:default-cell-style-name="ce19"/>
        <table:table-column table:style-name="co2" table:default-cell-style-name="ce19"/>
        <table:table-column table:style-name="co22" table:default-cell-style-name="ce24"/>
        <table:table-column table:style-name="co23" table:default-cell-style-name="ce24"/>
        <table:table-column table:style-name="co2" table:number-columns-repeated="3" table:default-cell-style-name="ce24"/>
        <table:table-column table:style-name="co2" table:default-cell-style-name="ce25"/>
        <table:table-column table:style-name="co2" table:number-columns-repeated="1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8" office:value-type="string" calcext:value-type="string" table:number-columns-spanned="2" table:number-rows-spanned="1">
            <text:p>I DALJE NE RADE</text:p>
          </table:table-cell>
          <table:covered-table-cell table:style-name="ce23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5" office:value-type="string" calcext:value-type="string">
            <text:p>adjtimex01 <text:s text:c="23"/></text:p>
          </table:table-cell>
          <table:table-cell table:style-name="ce15"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adjtimex02 <text:s text:c="23"/></text:p>
          </table:table-cell>
          <table:table-cell table:style-name="ce16"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a obrada sistemskih poziva za slucaj ,, handle to kernel directly,, ali SYNC tipa, izmenjen ASM</text:p>
          </table:table-cell>
          <table:table-cell table:style-name="ce26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a obrada sistemskih poziva za slucaj ,, handle to kernel directly,, ali SYNC tipa, izmenjen ASM</text:p>
          </table:table-cell>
          <table:table-cell table:style-name="ce26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table:style-name="ce20"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1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2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3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8" office:value-type="string" calcext:value-type="string">
            <text:p>PRONADJEN VELIKI BUG, NIJE SLAT ARG7 UOPSTE NIKAD 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22" office:value-type="string" calcext:value-type="string">
            <text:p>waitpid05 <text:s text:c="24"/></text:p>
          </table:table-cell>
          <table:table-cell table:style-name="ce22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</table:table>
      <table:table table:name="Sheet3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row table:style-name="ro3">
          <table:table-cell table:style-name="ce29" office:value-type="string" calcext:value-type="string" table:number-columns-spanned="2" table:number-rows-spanned="1">
            <text:p>ci20-valgrind 06.05.2019.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Testcase</text:p>
          </table:table-cell>
          <table:table-cell office:value-type="string" calcext:value-type="string">
            <text:p>Ci20 + valgrind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m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2:19:20.79086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5-08T13:50:56.195152832</dc:date>
    <meta:editing-duration>P7DT17H13M21S</meta:editing-duration>
    <meta:editing-cycles>78</meta:editing-cycles>
    <meta:generator>LibreOffice/5.1.6.2$Linux_X86_64 LibreOffice_project/10m0$Build-2</meta:generator>
    <meta:document-statistic meta:table-count="3" meta:cell-count="23221" meta:object-count="0"/>
  </office:meta>
</office:document-meta>
</file>